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_1" style:family="text">
      <style:text-properties style:font-name="Arial" fo:font-size="16pt" style:font-name-asian="Arial" style:font-size-asian="16pt" style:font-name-complex="Arial" style:font-size-complex="16pt"/>
    </style:style>
    <style:style style:name="T1_2" style:family="text">
      <style:text-properties style:font-name="Arial" fo:font-size="16pt" style:font-name-asian="Arial" style:font-size-asian="16pt" style:font-name-complex="Arial" style:font-size-complex="16pt"/>
    </style:style>
    <style:style style:name="T1_3" style:family="text">
      <style:text-properties style:font-name="Arial" fo:font-size="16pt" style:font-name-asian="Arial" style:font-size-asian="16pt" style:font-name-complex="Arial" style:font-size-complex="16pt"/>
    </style:style>
    <style:style style:name="T1_4" style:family="text">
      <style:text-properties style:font-name="Arial" fo:font-size="16pt" style:font-name-asian="Arial" style:font-size-asian="16pt" style:font-name-complex="Arial" style:font-size-complex="16pt"/>
    </style:style>
    <style:style style:name="T1_5" style:family="text">
      <style:text-properties style:font-name="Arial" fo:font-size="16pt" style:font-name-asian="Arial" style:font-size-asian="16pt" style:font-name-complex="Arial" style:font-size-complex="16pt"/>
    </style:style>
    <style:style style:name="T1_6" style:family="text">
      <style:text-properties style:font-name="Arial" fo:font-size="16pt" style:font-name-asian="Arial" style:font-size-asian="16pt" style:font-name-complex="Arial" style:font-size-complex="16pt"/>
    </style:style>
    <style:style style:name="T1_7" style:family="text">
      <style:text-properties style:font-name="Arial" fo:font-size="16pt" style:font-name-asian="Arial" style:font-size-asian="16pt" style:font-name-complex="Arial" style:font-size-complex="16pt"/>
    </style:style>
    <style:style style:name="T1_8" style:family="text">
      <style:text-properties style:font-name="Arial" fo:font-size="16pt" style:font-name-asian="Arial" style:font-size-asian="16pt" style:font-name-complex="Arial" style:font-size-complex="16pt"/>
    </style:style>
    <style:style style:name="T1_9" style:family="text">
      <style:text-properties style:font-name="Arial" fo:font-size="16pt" style:font-name-asian="Arial" style:font-size-asian="16pt" style:font-name-complex="Arial" style:font-size-complex="16pt"/>
    </style:style>
    <style:style style:name="T1_10" style:family="text">
      <style:text-properties style:font-name="Arial" fo:font-size="16pt" style:font-name-asian="Arial" style:font-size-asian="16pt" style:font-name-complex="Arial" style:font-size-complex="16pt"/>
    </style:style>
    <style:style style:name="T1_11" style:family="text">
      <style:text-properties style:font-name="Arial" fo:font-size="16pt" style:font-name-asian="Arial" style:font-size-asian="16pt" style:font-name-complex="Arial" style:font-size-complex="16pt"/>
    </style:style>
    <style:style style:name="T1_12" style:family="text">
      <style:text-properties style:font-name="Arial" fo:font-size="16pt" style:font-name-asian="Arial" style:font-size-asian="16pt" style:font-name-complex="Arial" style:font-size-complex="16pt"/>
    </style:style>
    <style:style style:name="T1_13" style:family="text">
      <style:text-properties style:font-name="Arial" fo:font-size="16pt" style:font-name-asian="Arial" style:font-size-asian="16pt" style:font-name-complex="Arial" style:font-size-complex="16pt"/>
    </style:style>
    <style:style style:name="T1_14" style:family="text">
      <style:text-properties style:font-name="Arial" fo:font-size="16pt" style:font-name-asian="Arial" style:font-size-asian="16pt" style:font-name-complex="Arial" style:font-size-complex="16pt"/>
    </style:style>
    <style:style style:name="T1_15" style:family="text">
      <style:text-properties style:font-name="Arial" fo:font-size="16pt" style:font-name-asian="Arial" style:font-size-asian="16pt" style:font-name-complex="Arial" style:font-size-complex="16pt"/>
    </style:style>
    <style:style style:name="T1_16" style:family="text">
      <style:text-properties style:font-name="Arial" fo:font-size="16pt" style:font-name-asian="Arial" style:font-size-asian="16pt" style:font-name-complex="Arial" style:font-size-complex="16pt"/>
    </style:style>
    <style:style style:name="T1_17" style:family="text">
      <style:text-properties style:font-name="Arial" fo:font-size="16pt" style:font-name-asian="Arial" style:font-size-asian="16pt" style:font-name-complex="Arial" style:font-size-complex="16pt"/>
    </style:style>
    <style:style style:name="T1_18" style:family="text">
      <style:text-properties style:font-name="Arial" fo:font-size="16pt" style:font-name-asian="Arial" style:font-size-asian="16pt" style:font-name-complex="Arial" style:font-size-complex="16pt"/>
    </style:style>
    <style:style style:name="T1_19" style:family="text">
      <style:text-properties style:font-name="Arial" fo:font-size="16pt" style:font-name-asian="Arial" style:font-size-asian="16pt" style:font-name-complex="Arial" style:font-size-complex="16pt"/>
    </style:style>
    <style:style style:name="T1_20" style:family="text">
      <style:text-properties style:font-name="Arial" fo:font-size="16pt" style:font-name-asian="Arial" style:font-size-asian="16pt" style:font-name-complex="Arial" style:font-size-complex="16pt"/>
    </style:style>
    <style:style style:name="T1_21" style:family="text">
      <style:text-properties style:font-name="Arial" fo:font-size="16pt" style:font-name-asian="Arial" style:font-size-asian="16pt" style:font-name-complex="Arial" style:font-size-complex="16pt"/>
    </style:style>
    <style:style style:name="P2" style:family="paragraph" style:parent-styl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_1" style:family="text">
      <style:text-properties style:font-name="Arial" fo:font-size="16pt" style:font-name-asian="Arial" style:font-size-asian="16pt" style:font-name-complex="Arial" style:font-size-complex="16pt"/>
    </style:style>
    <style:style style:name="P3" style:family="paragraph" style:parent-styl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_1" style:family="text">
      <style:text-properties style:font-name="Arial" fo:font-size="16pt" style:font-name-asian="Arial" style:font-size-asian="16pt" style:font-name-complex="Arial" style:font-size-complex="16pt"/>
    </style:style>
    <style:style style:name="T3_2" style:family="text">
      <style:text-properties style:font-name="Arial" fo:font-size="16pt" style:font-name-asian="Arial" style:font-size-asian="16pt" style:font-name-complex="Arial" style:font-size-complex="16pt"/>
    </style:style>
    <style:style style:name="T3_3" style:family="text">
      <style:text-properties style:font-name="Arial" fo:font-size="16pt" style:font-name-asian="Arial" style:font-size-asian="16pt" style:font-name-complex="Arial" style:font-size-complex="16pt"/>
    </style:style>
    <style:style style:name="T3_4" style:family="text">
      <style:text-properties style:font-name="Arial" fo:font-size="16pt" style:font-name-asian="Arial" style:font-size-asian="16pt" style:font-name-complex="Arial" style:font-size-complex="16pt"/>
    </style:style>
    <style:style style:name="T3_5" style:family="text">
      <style:text-properties style:font-name="Arial" fo:font-size="16pt" style:font-name-asian="Arial" style:font-size-asian="16pt" style:font-name-complex="Arial" style:font-size-complex="16pt"/>
    </style:style>
    <style:style style:name="P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T13_33" style:family="text">
      <style:text-properties fo:font-size="12pt" style:font-size-asian="12pt" style:font-size-complex="12pt"/>
    </style:style>
    <style:style style:name="T13_34" style:family="text">
      <style:text-properties fo:font-size="12pt" style:font-size-asian="12pt" style:font-size-complex="12pt"/>
    </style:style>
    <style:style style:name="T13_35" style:family="text">
      <style:text-properties fo:font-size="12pt" style:font-size-asian="12pt" style:font-size-complex="12pt"/>
    </style:style>
    <style:style style:name="T13_36" style:family="text">
      <style:text-properties fo:font-size="12pt" style:font-size-asian="12pt" style:font-size-complex="12pt"/>
    </style:style>
    <style:style style:name="T13_37" style:family="text">
      <style:text-properties fo:font-size="12pt" style:font-size-asian="12pt" style:font-size-complex="12pt"/>
    </style:style>
    <style:style style:name="T13_38" style:family="text">
      <style:text-properties fo:font-size="12pt" style:font-size-asian="12pt" style:font-size-complex="12pt"/>
    </style:style>
    <style:style style:name="T13_39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15_1" style:family="text">
      <style:text-properties fo:font-size="12pt" style:font-size-asian="12pt" style:font-size-complex="12pt" fo:font-weight="bold" style:font-weight-asian="bold" style:font-weight-complex="bold"/>
    </style:style>
    <style:style style:name="T15_2" style:family="text">
      <style:text-properties fo:font-size="12pt" style:font-size-asian="12pt" style:font-size-complex="12pt" fo:font-weight="bold" style:font-weight-asian="bold" style:font-weight-complex="bold"/>
    </style:style>
    <style:style style:name="T15_3" style:family="text">
      <style:text-properties fo:font-size="12pt" style:font-size-asian="12pt" style:font-size-complex="12pt" fo:font-weight="bold" style:font-weight-asian="bold" style:font-weight-complex="bold"/>
    </style:style>
    <style:style style:name="T15_4" style:family="text">
      <style:text-properties fo:font-size="12pt" style:font-size-asian="12pt" style:font-size-complex="12pt" fo:font-weight="bold" style:font-weight-asian="bold" style:font-weight-complex="bold"/>
    </style:style>
    <style:style style:name="T15_5" style:family="text">
      <style:text-properties fo:font-size="12pt" style:font-size-asian="12pt" style:font-size-complex="12pt" fo:font-weight="bold" style:font-weight-asian="bold" style:font-weight-complex="bold"/>
    </style:style>
    <style:style style:name="T15_6" style:family="text">
      <style:text-properties fo:font-size="12pt" style:font-size-asian="12pt" style:font-size-complex="12pt" fo:font-weight="bold" style:font-weight-asian="bold" style:font-weight-complex="bold"/>
    </style:style>
    <style:style style:name="T15_7" style:family="text">
      <style:text-properties fo:font-size="12pt" style:font-size-asian="12pt" style:font-size-complex="12pt" fo:font-weight="bold" style:font-weight-asian="bold" style:font-weight-complex="bold"/>
    </style:style>
    <style:style style:name="T15_8" style:family="text">
      <style:text-properties fo:font-size="12pt" style:font-size-asian="12pt" style:font-size-complex="12pt" fo:font-weight="bold" style:font-weight-asian="bold" style:font-weight-complex="bold"/>
    </style:style>
    <style:style style:name="T15_9" style:family="text">
      <style:text-properties fo:font-size="12pt" style:font-size-asian="12pt" style:font-size-complex="12pt" fo:font-weight="bold" style:font-weight-asian="bold" style:font-weight-complex="bold"/>
    </style:style>
    <style:style style:name="T15_10" style:family="text">
      <style:text-properties fo:font-size="12pt" style:font-size-asian="12pt" style:font-size-complex="12pt" fo:font-weight="bold" style:font-weight-asian="bold" style:font-weight-complex="bold"/>
    </style:style>
    <style:style style:name="T15_11" style:family="text">
      <style:text-properties fo:font-size="12pt" style:font-size-asian="12pt" style:font-size-complex="12pt" fo:font-weight="bold" style:font-weight-asian="bold" style:font-weight-complex="bold"/>
    </style:style>
    <style:style style:name="T15_12" style:family="text">
      <style:text-properties fo:font-size="12pt" style:font-size-asian="12pt" style:font-size-complex="12pt" fo:font-weight="bold" style:font-weight-asian="bold" style:font-weight-complex="bold"/>
    </style:style>
    <style:style style:name="T15_13" style:family="text">
      <style:text-properties fo:font-size="12pt" style:font-size-asian="12pt" style:font-size-complex="12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T16_65" style:family="text">
      <style:text-properties fo:font-size="12pt" style:font-size-asian="12pt" style:font-size-complex="12pt"/>
    </style:style>
    <style:style style:name="T16_66" style:family="text">
      <style:text-properties fo:font-size="12pt" style:font-size-asian="12pt" style:font-size-complex="12pt"/>
    </style:style>
    <style:style style:name="T16_67" style:family="text">
      <style:text-properties fo:font-size="12pt" style:font-size-asian="12pt" style:font-size-complex="12pt"/>
    </style:style>
    <style:style style:name="T16_68" style:family="text">
      <style:text-properties fo:font-size="12pt" style:font-size-asian="12pt" style:font-size-complex="12pt"/>
    </style:style>
    <style:style style:name="T16_69" style:family="text">
      <style:text-properties fo:font-size="12pt" style:font-size-asian="12pt" style:font-size-complex="12pt"/>
    </style:style>
    <style:style style:name="T16_70" style:family="text">
      <style:text-properties fo:font-size="12pt" style:font-size-asian="12pt" style:font-size-complex="12pt"/>
    </style:style>
    <style:style style:name="T16_71" style:family="text">
      <style:text-properties fo:font-size="12pt" style:font-size-asian="12pt" style:font-size-complex="12pt"/>
    </style:style>
    <style:style style:name="T16_72" style:family="text">
      <style:text-properties fo:font-size="12pt" style:font-size-asian="12pt" style:font-size-complex="12pt"/>
    </style:style>
    <style:style style:name="T16_73" style:family="text">
      <style:text-properties fo:font-size="12pt" style:font-size-asian="12pt" style:font-size-complex="12pt"/>
    </style:style>
    <style:style style:name="T16_74" style:family="text">
      <style:text-properties fo:font-size="12pt" style:font-size-asian="12pt" style:font-size-complex="12pt"/>
    </style:style>
    <style:style style:name="T16_75" style:family="text">
      <style:text-properties fo:font-size="12pt" style:font-size-asian="12pt" style:font-size-complex="12pt"/>
    </style:style>
    <style:style style:name="T16_76" style:family="text">
      <style:text-properties fo:font-size="12pt" style:font-size-asian="12pt" style:font-size-complex="12pt"/>
    </style:style>
    <style:style style:name="T16_77" style:family="text">
      <style:text-properties fo:font-size="12pt" style:font-size-asian="12pt" style:font-size-complex="12pt"/>
    </style:style>
    <style:style style:name="T16_78" style:family="text">
      <style:text-properties fo:font-size="12pt" style:font-size-asian="12pt" style:font-size-complex="12pt"/>
    </style:style>
    <style:style style:name="T16_79" style:family="text">
      <style:text-properties fo:font-size="12pt" style:font-size-asian="12pt" style:font-size-complex="12pt"/>
    </style:style>
    <style:style style:name="T16_80" style:family="text">
      <style:text-properties fo:font-size="12pt" style:font-size-asian="12pt" style:font-size-complex="12pt"/>
    </style:style>
    <style:style style:name="T16_81" style:family="text">
      <style:text-properties fo:font-size="12pt" style:font-size-asian="12pt" style:font-size-complex="12pt"/>
    </style:style>
    <style:style style:name="T16_82" style:family="text">
      <style:text-properties fo:font-size="12pt" style:font-size-asian="12pt" style:font-size-complex="12pt"/>
    </style:style>
    <style:style style:name="T16_83" style:family="text">
      <style:text-properties fo:font-size="12pt" style:font-size-asian="12pt" style:font-size-complex="12pt"/>
    </style:style>
    <style:style style:name="T16_84" style:family="text">
      <style:text-properties fo:font-size="12pt" style:font-size-asian="12pt" style:font-size-complex="12pt"/>
    </style:style>
    <style:style style:name="T16_85" style:family="text">
      <style:text-properties fo:font-size="12pt" style:font-size-asian="12pt" style:font-size-complex="12pt"/>
    </style:style>
    <style:style style:name="T16_86" style:family="text">
      <style:text-properties fo:font-size="12pt" style:font-size-asian="12pt" style:font-size-complex="12pt"/>
    </style:style>
    <style:style style:name="T16_87" style:family="text">
      <style:text-properties fo:font-size="12pt" style:font-size-asian="12pt" style:font-size-complex="12pt"/>
    </style:style>
    <style:style style:name="T16_88" style:family="text">
      <style:text-properties fo:font-size="12pt" style:font-size-asian="12pt" style:font-size-complex="12pt"/>
    </style:style>
    <style:style style:name="T16_89" style:family="text">
      <style:text-properties fo:font-size="12pt" style:font-size-asian="12pt" style:font-size-complex="12pt"/>
    </style:style>
    <style:style style:name="T16_90" style:family="text">
      <style:text-properties fo:font-size="12pt" style:font-size-asian="12pt" style:font-size-complex="12pt"/>
    </style:style>
    <style:style style:name="T16_91" style:family="text">
      <style:text-properties fo:font-size="12pt" style:font-size-asian="12pt" style:font-size-complex="12pt"/>
    </style:style>
    <style:style style:name="T16_92" style:family="text">
      <style:text-properties fo:font-size="12pt" style:font-size-asian="12pt" style:font-size-complex="12pt"/>
    </style:style>
    <style:style style:name="T16_93" style:family="text">
      <style:text-properties fo:font-size="12pt" style:font-size-asian="12pt" style:font-size-complex="12pt"/>
    </style:style>
    <style:style style:name="T16_94" style:family="text">
      <style:text-properties fo:font-size="12pt" style:font-size-asian="12pt" style:font-size-complex="12pt"/>
    </style:style>
    <style:style style:name="T16_95" style:family="text">
      <style:text-properties fo:font-size="12pt" style:font-size-asian="12pt" style:font-size-complex="12pt"/>
    </style:style>
    <style:style style:name="T16_96" style:family="text">
      <style:text-properties fo:font-size="12pt" style:font-size-asian="12pt" style:font-size-complex="12pt"/>
    </style:style>
    <style:style style:name="T16_97" style:family="text">
      <style:text-properties fo:font-size="12pt" style:font-size-asian="12pt" style:font-size-complex="12pt"/>
    </style:style>
    <style:style style:name="T16_98" style:family="text">
      <style:text-properties fo:font-size="12pt" style:font-size-asian="12pt" style:font-size-complex="12pt"/>
    </style:style>
    <style:style style:name="T16_99" style:family="text">
      <style:text-properties fo:font-size="12pt" style:font-size-asian="12pt" style:font-size-complex="12pt"/>
    </style:style>
    <style:style style:name="T16_100" style:family="text">
      <style:text-properties fo:font-size="12pt" style:font-size-asian="12pt" style:font-size-complex="12pt"/>
    </style:style>
    <style:style style:name="T16_101" style:family="text">
      <style:text-properties fo:font-size="12pt" style:font-size-asian="12pt" style:font-size-complex="12pt"/>
    </style:style>
    <style:style style:name="T16_102" style:family="text">
      <style:text-properties fo:font-size="12pt" style:font-size-asian="12pt" style:font-size-complex="12pt"/>
    </style:style>
    <style:style style:name="T16_103" style:family="text">
      <style:text-properties fo:font-size="12pt" style:font-size-asian="12pt" style:font-size-complex="12pt"/>
    </style:style>
    <style:style style:name="T16_104" style:family="text">
      <style:text-properties fo:font-size="12pt" style:font-size-asian="12pt" style:font-size-complex="12pt"/>
    </style:style>
    <style:style style:name="T16_105" style:family="text">
      <style:text-properties fo:font-size="12pt" style:font-size-asian="12pt" style:font-size-complex="12pt"/>
    </style:style>
    <style:style style:name="T16_106" style:family="text">
      <style:text-properties fo:font-size="12pt" style:font-size-asian="12pt" style:font-size-complex="12pt"/>
    </style:style>
    <style:style style:name="T16_107" style:family="text">
      <style:text-properties fo:font-size="12pt" style:font-size-asian="12pt" style:font-size-complex="12pt"/>
    </style:style>
    <style:style style:name="T16_108" style:family="text">
      <style:text-properties fo:font-size="12pt" style:font-size-asian="12pt" style:font-size-complex="12pt"/>
    </style:style>
    <style:style style:name="T16_109" style:family="text">
      <style:text-properties fo:font-size="12pt" style:font-size-asian="12pt" style:font-size-complex="12pt"/>
    </style:style>
    <style:style style:name="T16_110" style:family="text">
      <style:text-properties fo:font-size="12pt" style:font-size-asian="12pt" style:font-size-complex="12pt"/>
    </style:style>
    <style:style style:name="T16_111" style:family="text">
      <style:text-properties fo:font-size="12pt" style:font-size-asian="12pt" style:font-size-complex="12pt"/>
    </style:style>
    <style:style style:name="T16_112" style:family="text">
      <style:text-properties fo:font-size="12pt" style:font-size-asian="12pt" style:font-size-complex="12pt"/>
    </style:style>
    <style:style style:name="T16_113" style:family="text">
      <style:text-properties fo:font-size="12pt" style:font-size-asian="12pt" style:font-size-complex="12pt"/>
    </style:style>
    <style:style style:name="T16_114" style:family="text">
      <style:text-properties fo:font-size="12pt" style:font-size-asian="12pt" style:font-size-complex="12pt"/>
    </style:style>
    <style:style style:name="T16_115" style:family="text">
      <style:text-properties fo:font-size="12pt" style:font-size-asian="12pt" style:font-size-complex="12pt"/>
    </style:style>
    <style:style style:name="T16_116" style:family="text">
      <style:text-properties fo:font-size="12pt" style:font-size-asian="12pt" style:font-size-complex="12pt"/>
    </style:style>
    <style:style style:name="T16_117" style:family="text">
      <style:text-properties fo:font-size="12pt" style:font-size-asian="12pt" style:font-size-complex="12pt"/>
    </style:style>
    <style:style style:name="T16_118" style:family="text">
      <style:text-properties fo:font-size="12pt" style:font-size-asian="12pt" style:font-size-complex="12pt"/>
    </style:style>
    <style:style style:name="T16_119" style:family="text">
      <style:text-properties fo:font-size="12pt" style:font-size-asian="12pt" style:font-size-complex="12pt"/>
    </style:style>
    <style:style style:name="T16_120" style:family="text">
      <style:text-properties fo:font-size="12pt" style:font-size-asian="12pt" style:font-size-complex="12pt"/>
    </style:style>
    <style:style style:name="T16_121" style:family="text">
      <style:text-properties fo:font-size="12pt" style:font-size-asian="12pt" style:font-size-complex="12pt"/>
    </style:style>
    <style:style style:name="T16_122" style:family="text">
      <style:text-properties fo:font-size="12pt" style:font-size-asian="12pt" style:font-size-complex="12pt"/>
    </style:style>
    <style:style style:name="T16_123" style:family="text">
      <style:text-properties fo:font-size="12pt" style:font-size-asian="12pt" style:font-size-complex="12pt"/>
    </style:style>
    <style:style style:name="T16_124" style:family="text">
      <style:text-properties fo:font-size="12pt" style:font-size-asian="12pt" style:font-size-complex="12pt"/>
    </style:style>
    <style:style style:name="T16_125" style:family="text">
      <style:text-properties fo:font-size="12pt" style:font-size-asian="12pt" style:font-size-complex="12pt"/>
    </style:style>
    <style:style style:name="T16_126" style:family="text">
      <style:text-properties fo:font-size="12pt" style:font-size-asian="12pt" style:font-size-complex="12pt"/>
    </style:style>
    <style:style style:name="T16_127" style:family="text">
      <style:text-properties fo:font-size="12pt" style:font-size-asian="12pt" style:font-size-complex="12pt"/>
    </style:style>
    <style:style style:name="T16_128" style:family="text">
      <style:text-properties fo:font-size="12pt" style:font-size-asian="12pt" style:font-size-complex="12pt"/>
    </style:style>
    <style:style style:name="T16_129" style:family="text">
      <style:text-properties fo:font-size="12pt" style:font-size-asian="12pt" style:font-size-complex="12pt"/>
    </style:style>
    <style:style style:name="T16_130" style:family="text">
      <style:text-properties fo:font-size="12pt" style:font-size-asian="12pt" style:font-size-complex="12pt"/>
    </style:style>
    <style:style style:name="T16_131" style:family="text">
      <style:text-properties fo:font-size="12pt" style:font-size-asian="12pt" style:font-size-complex="12pt"/>
    </style:style>
    <style:style style:name="T16_132" style:family="text">
      <style:text-properties fo:font-size="12pt" style:font-size-asian="12pt" style:font-size-complex="12pt"/>
    </style:style>
    <style:style style:name="T16_133" style:family="text">
      <style:text-properties fo:font-size="12pt" style:font-size-asian="12pt" style:font-size-complex="12pt"/>
    </style:style>
    <style:style style:name="T16_134" style:family="text">
      <style:text-properties fo:font-size="12pt" style:font-size-asian="12pt" style:font-size-complex="12pt"/>
    </style:style>
    <style:style style:name="T16_135" style:family="text">
      <style:text-properties fo:font-size="12pt" style:font-size-asian="12pt" style:font-size-complex="12pt"/>
    </style:style>
    <style:style style:name="T16_136" style:family="text">
      <style:text-properties fo:font-size="12pt" style:font-size-asian="12pt" style:font-size-complex="12pt"/>
    </style:style>
    <style:style style:name="T16_137" style:family="text">
      <style:text-properties fo:font-size="12pt" style:font-size-asian="12pt" style:font-size-complex="12pt"/>
    </style:style>
    <style:style style:name="T16_138" style:family="text">
      <style:text-properties fo:font-size="12pt" style:font-size-asian="12pt" style:font-size-complex="12pt"/>
    </style:style>
    <style:style style:name="T16_139" style:family="text">
      <style:text-properties fo:font-size="12pt" style:font-size-asian="12pt" style:font-size-complex="12pt"/>
    </style:style>
    <style:style style:name="T16_140" style:family="text">
      <style:text-properties fo:font-size="12pt" style:font-size-asian="12pt" style:font-size-complex="12pt"/>
    </style:style>
    <style:style style:name="T16_141" style:family="text">
      <style:text-properties fo:font-size="12pt" style:font-size-asian="12pt" style:font-size-complex="12pt"/>
    </style:style>
    <style:style style:name="T16_142" style:family="text">
      <style:text-properties fo:font-size="12pt" style:font-size-asian="12pt" style:font-size-complex="12pt"/>
    </style:style>
    <style:style style:name="T16_143" style:family="text">
      <style:text-properties fo:font-size="12pt" style:font-size-asian="12pt" style:font-size-complex="12pt"/>
    </style:style>
    <style:style style:name="T16_144" style:family="text">
      <style:text-properties fo:font-size="12pt" style:font-size-asian="12pt" style:font-size-complex="12pt"/>
    </style:style>
    <style:style style:name="T16_145" style:family="text">
      <style:text-properties fo:font-size="12pt" style:font-size-asian="12pt" style:font-size-complex="12pt"/>
    </style:style>
    <style:style style:name="T16_146" style:family="text">
      <style:text-properties fo:font-size="12pt" style:font-size-asian="12pt" style:font-size-complex="12pt"/>
    </style:style>
    <style:style style:name="T16_147" style:family="text">
      <style:text-properties fo:font-size="12pt" style:font-size-asian="12pt" style:font-size-complex="12pt"/>
    </style:style>
    <style:style style:name="T16_148" style:family="text">
      <style:text-properties fo:font-size="12pt" style:font-size-asian="12pt" style:font-size-complex="12pt"/>
    </style:style>
    <style:style style:name="T16_149" style:family="text">
      <style:text-properties fo:font-size="12pt" style:font-size-asian="12pt" style:font-size-complex="12pt"/>
    </style:style>
    <style:style style:name="T16_150" style:family="text">
      <style:text-properties fo:font-size="12pt" style:font-size-asian="12pt" style:font-size-complex="12pt"/>
    </style:style>
    <style:style style:name="T16_151" style:family="text">
      <style:text-properties fo:font-size="12pt" style:font-size-asian="12pt" style:font-size-complex="12pt"/>
    </style:style>
    <style:style style:name="T16_152" style:family="text">
      <style:text-properties fo:font-size="12pt" style:font-size-asian="12pt" style:font-size-complex="12pt"/>
    </style:style>
    <style:style style:name="T16_153" style:family="text">
      <style:text-properties fo:font-size="12pt" style:font-size-asian="12pt" style:font-size-complex="12pt"/>
    </style:style>
    <style:style style:name="T16_154" style:family="text">
      <style:text-properties fo:font-size="12pt" style:font-size-asian="12pt" style:font-size-complex="12pt"/>
    </style:style>
    <style:style style:name="T16_155" style:family="text">
      <style:text-properties fo:font-size="12pt" style:font-size-asian="12pt" style:font-size-complex="12pt"/>
    </style:style>
    <style:style style:name="T16_156" style:family="text">
      <style:text-properties fo:font-size="12pt" style:font-size-asian="12pt" style:font-size-complex="12pt"/>
    </style:style>
    <style:style style:name="T16_157" style:family="text">
      <style:text-properties fo:font-size="12pt" style:font-size-asian="12pt" style:font-size-complex="12pt"/>
    </style:style>
    <style:style style:name="T16_158" style:family="text">
      <style:text-properties fo:font-size="12pt" style:font-size-asian="12pt" style:font-size-complex="12pt"/>
    </style:style>
    <style:style style:name="T16_159" style:family="text">
      <style:text-properties fo:font-size="12pt" style:font-size-asian="12pt" style:font-size-complex="12pt"/>
    </style:style>
    <style:style style:name="T16_160" style:family="text">
      <style:text-properties fo:font-size="12pt" style:font-size-asian="12pt" style:font-size-complex="12pt"/>
    </style:style>
    <style:style style:name="T16_161" style:family="text">
      <style:text-properties fo:font-size="12pt" style:font-size-asian="12pt" style:font-size-complex="12pt"/>
    </style:style>
    <style:style style:name="T16_162" style:family="text">
      <style:text-properties fo:font-size="12pt" style:font-size-asian="12pt" style:font-size-complex="12pt"/>
    </style:style>
    <style:style style:name="T16_163" style:family="text">
      <style:text-properties fo:font-size="12pt" style:font-size-asian="12pt" style:font-size-complex="12pt"/>
    </style:style>
    <style:style style:name="T16_164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19_1" style:family="text">
      <style:text-properties fo:font-size="12pt" style:font-size-asian="12pt" style:font-size-complex="12pt" fo:font-weight="bold" style:font-weight-asian="bold" style:font-weight-complex="bold"/>
    </style:style>
    <style:style style:name="T19_2" style:family="text">
      <style:text-properties fo:font-size="12pt" style:font-size-asian="12pt" style:font-size-complex="12pt" fo:font-weight="bold" style:font-weight-asian="bold" style:font-weight-complex="bold"/>
    </style:style>
    <style:style style:name="T19_3" style:family="text">
      <style:text-properties fo:font-size="12pt" style:font-size-asian="12pt" style:font-size-complex="12pt" fo:font-weight="bold" style:font-weight-asian="bold" style:font-weight-complex="bold"/>
    </style:style>
    <style:style style:name="T19_4" style:family="text">
      <style:text-properties fo:font-size="12pt" style:font-size-asian="12pt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T20_45" style:family="text">
      <style:text-properties fo:font-size="12pt" style:font-size-asian="12pt" style:font-size-complex="12pt"/>
    </style:style>
    <style:style style:name="T20_46" style:family="text">
      <style:text-properties fo:font-size="12pt" style:font-size-asian="12pt" style:font-size-complex="12pt"/>
    </style:style>
    <style:style style:name="T20_47" style:family="text">
      <style:text-properties fo:font-size="12pt" style:font-size-asian="12pt" style:font-size-complex="12pt"/>
    </style:style>
    <style:style style:name="T20_48" style:family="text">
      <style:text-properties fo:font-size="12pt" style:font-size-asian="12pt" style:font-size-complex="12pt"/>
    </style:style>
    <style:style style:name="T20_49" style:family="text">
      <style:text-properties fo:font-size="12pt" style:font-size-asian="12pt" style:font-size-complex="12pt"/>
    </style:style>
    <style:style style:name="T20_50" style:family="text">
      <style:text-properties fo:font-size="12pt" style:font-size-asian="12pt" style:font-size-complex="12pt"/>
    </style:style>
    <style:style style:name="T20_51" style:family="text">
      <style:text-properties fo:font-size="12pt" style:font-size-asian="12pt" style:font-size-complex="12pt"/>
    </style:style>
    <style:style style:name="T20_52" style:family="text">
      <style:text-properties fo:font-size="12pt" style:font-size-asian="12pt" style:font-size-complex="12pt"/>
    </style:style>
    <style:style style:name="T20_53" style:family="text">
      <style:text-properties fo:font-size="12pt" style:font-size-asian="12pt" style:font-size-complex="12pt"/>
    </style:style>
    <style:style style:name="T20_54" style:family="text">
      <style:text-properties fo:font-size="12pt" style:font-size-asian="12pt" style:font-size-complex="12pt"/>
    </style:style>
    <style:style style:name="T20_55" style:family="text">
      <style:text-properties fo:font-size="12pt" style:font-size-asian="12pt" style:font-size-complex="12pt"/>
    </style:style>
    <style:style style:name="T20_56" style:family="text">
      <style:text-properties fo:font-size="12pt" style:font-size-asian="12pt" style:font-size-complex="12pt"/>
    </style:style>
    <style:style style:name="T20_57" style:family="text">
      <style:text-properties fo:font-size="12pt" style:font-size-asian="12pt" style:font-size-complex="12pt"/>
    </style:style>
    <style:style style:name="T20_58" style:family="text">
      <style:text-properties fo:font-size="12pt" style:font-size-asian="12pt" style:font-size-complex="12pt"/>
    </style:style>
    <style:style style:name="T20_59" style:family="text">
      <style:text-properties fo:font-size="12pt" style:font-size-asian="12pt" style:font-size-complex="12pt"/>
    </style:style>
    <style:style style:name="T20_60" style:family="text">
      <style:text-properties fo:font-size="12pt" style:font-size-asian="12pt" style:font-size-complex="12pt"/>
    </style:style>
    <style:style style:name="T20_61" style:family="text">
      <style:text-properties fo:font-size="12pt" style:font-size-asian="12pt" style:font-size-complex="12pt"/>
    </style:style>
    <style:style style:name="T20_62" style:family="text">
      <style:text-properties fo:font-size="12pt" style:font-size-asian="12pt" style:font-size-complex="12pt"/>
    </style:style>
    <style:style style:name="T20_63" style:family="text">
      <style:text-properties fo:font-size="12pt" style:font-size-asian="12pt" style:font-size-complex="12pt"/>
    </style:style>
    <style:style style:name="T20_64" style:family="text">
      <style:text-properties fo:font-size="12pt" style:font-size-asian="12pt" style:font-size-complex="12pt"/>
    </style:style>
    <style:style style:name="T20_65" style:family="text">
      <style:text-properties fo:font-size="12pt" style:font-size-asian="12pt" style:font-size-complex="12pt"/>
    </style:style>
    <style:style style:name="T20_66" style:family="text">
      <style:text-properties fo:font-size="12pt" style:font-size-asian="12pt" style:font-size-complex="12pt"/>
    </style:style>
    <style:style style:name="T20_67" style:family="text">
      <style:text-properties fo:font-size="12pt" style:font-size-asian="12pt" style:font-size-complex="12pt"/>
    </style:style>
    <style:style style:name="T20_68" style:family="text">
      <style:text-properties fo:font-size="12pt" style:font-size-asian="12pt" style:font-size-complex="12pt"/>
    </style:style>
    <style:style style:name="T20_69" style:family="text">
      <style:text-properties fo:font-size="12pt" style:font-size-asian="12pt" style:font-size-complex="12pt"/>
    </style:style>
    <style:style style:name="T20_70" style:family="text">
      <style:text-properties fo:font-size="12pt" style:font-size-asian="12pt" style:font-size-complex="12pt"/>
    </style:style>
    <style:style style:name="T20_71" style:family="text">
      <style:text-properties fo:font-size="12pt" style:font-size-asian="12pt" style:font-size-complex="12pt"/>
    </style:style>
    <style:style style:name="T20_72" style:family="text">
      <style:text-properties fo:font-size="12pt" style:font-size-asian="12pt" style:font-size-complex="12pt"/>
    </style:style>
    <style:style style:name="T20_73" style:family="text">
      <style:text-properties fo:font-size="12pt" style:font-size-asian="12pt" style:font-size-complex="12pt"/>
    </style:style>
    <style:style style:name="T20_74" style:family="text">
      <style:text-properties fo:font-size="12pt" style:font-size-asian="12pt" style:font-size-complex="12pt"/>
    </style:style>
    <style:style style:name="T20_75" style:family="text">
      <style:text-properties fo:font-size="12pt" style:font-size-asian="12pt" style:font-size-complex="12pt"/>
    </style:style>
    <style:style style:name="T20_76" style:family="text">
      <style:text-properties fo:font-size="12pt" style:font-size-asian="12pt" style:font-size-complex="12pt"/>
    </style:style>
    <style:style style:name="T20_77" style:family="text">
      <style:text-properties fo:font-size="12pt" style:font-size-asian="12pt" style:font-size-complex="12pt"/>
    </style:style>
    <style:style style:name="T20_78" style:family="text">
      <style:text-properties fo:font-size="12pt" style:font-size-asian="12pt" style:font-size-complex="12pt"/>
    </style:style>
    <style:style style:name="T20_79" style:family="text">
      <style:text-properties fo:font-size="12pt" style:font-size-asian="12pt" style:font-size-complex="12pt"/>
    </style:style>
    <style:style style:name="T20_80" style:family="text">
      <style:text-properties fo:font-size="12pt" style:font-size-asian="12pt" style:font-size-complex="12pt"/>
    </style:style>
    <style:style style:name="T20_81" style:family="text">
      <style:text-properties fo:font-size="12pt" style:font-size-asian="12pt" style:font-size-complex="12pt"/>
    </style:style>
    <style:style style:name="T20_82" style:family="text">
      <style:text-properties fo:font-size="12pt" style:font-size-asian="12pt" style:font-size-complex="12pt"/>
    </style:style>
    <style:style style:name="T20_83" style:family="text">
      <style:text-properties fo:font-size="12pt" style:font-size-asian="12pt" style:font-size-complex="12pt"/>
    </style:style>
    <style:style style:name="T20_84" style:family="text">
      <style:text-properties fo:font-size="12pt" style:font-size-asian="12pt" style:font-size-complex="12pt"/>
    </style:style>
    <style:style style:name="T20_85" style:family="text">
      <style:text-properties fo:font-size="12pt" style:font-size-asian="12pt" style:font-size-complex="12pt"/>
    </style:style>
    <style:style style:name="T20_86" style:family="text">
      <style:text-properties fo:font-size="12pt" style:font-size-asian="12pt" style:font-size-complex="12pt"/>
    </style:style>
    <style:style style:name="T20_87" style:family="text">
      <style:text-properties fo:font-size="12pt" style:font-size-asian="12pt" style:font-size-complex="12pt"/>
    </style:style>
    <style:style style:name="T20_88" style:family="text">
      <style:text-properties fo:font-size="12pt" style:font-size-asian="12pt" style:font-size-complex="12pt"/>
    </style:style>
    <style:style style:name="T20_89" style:family="text">
      <style:text-properties fo:font-size="12pt" style:font-size-asian="12pt" style:font-size-complex="12pt"/>
    </style:style>
    <style:style style:name="T20_90" style:family="text">
      <style:text-properties fo:font-size="12pt" style:font-size-asian="12pt" style:font-size-complex="12pt"/>
    </style:style>
    <style:style style:name="T20_91" style:family="text">
      <style:text-properties fo:font-size="12pt" style:font-size-asian="12pt" style:font-size-complex="12pt"/>
    </style:style>
    <style:style style:name="T20_92" style:family="text">
      <style:text-properties fo:font-size="12pt" style:font-size-asian="12pt" style:font-size-complex="12pt"/>
    </style:style>
    <style:style style:name="T20_93" style:family="text">
      <style:text-properties fo:font-size="12pt" style:font-size-asian="12pt" style:font-size-complex="12pt"/>
    </style:style>
    <style:style style:name="T20_94" style:family="text">
      <style:text-properties fo:font-size="12pt" style:font-size-asian="12pt" style:font-size-complex="12pt"/>
    </style:style>
    <style:style style:name="T20_95" style:family="text">
      <style:text-properties fo:font-size="12pt" style:font-size-asian="12pt" style:font-size-complex="12pt"/>
    </style:style>
    <style:style style:name="T20_96" style:family="text">
      <style:text-properties fo:font-size="12pt" style:font-size-asian="12pt" style:font-size-complex="12pt"/>
    </style:style>
    <style:style style:name="T20_97" style:family="text">
      <style:text-properties fo:font-size="12pt" style:font-size-asian="12pt" style:font-size-complex="12pt"/>
    </style:style>
    <style:style style:name="T20_98" style:family="text">
      <style:text-properties fo:font-size="12pt" style:font-size-asian="12pt" style:font-size-complex="12pt"/>
    </style:style>
    <style:style style:name="T20_99" style:family="text">
      <style:text-properties fo:font-size="12pt" style:font-size-asian="12pt" style:font-size-complex="12pt"/>
    </style:style>
    <style:style style:name="T20_100" style:family="text">
      <style:text-properties fo:font-size="12pt" style:font-size-asian="12pt" style:font-size-complex="12pt"/>
    </style:style>
    <style:style style:name="T20_101" style:family="text">
      <style:text-properties fo:font-size="12pt" style:font-size-asian="12pt" style:font-size-complex="12pt"/>
    </style:style>
    <style:style style:name="T20_102" style:family="text">
      <style:text-properties fo:font-size="12pt" style:font-size-asian="12pt" style:font-size-complex="12pt"/>
    </style:style>
    <style:style style:name="T20_103" style:family="text">
      <style:text-properties fo:font-size="12pt" style:font-size-asian="12pt" style:font-size-complex="12pt"/>
    </style:style>
    <style:style style:name="T20_104" style:family="text">
      <style:text-properties fo:font-size="12pt" style:font-size-asian="12pt" style:font-size-complex="12pt"/>
    </style:style>
    <style:style style:name="T20_105" style:family="text">
      <style:text-properties fo:font-size="12pt" style:font-size-asian="12pt" style:font-size-complex="12pt"/>
    </style:style>
    <style:style style:name="T20_106" style:family="text">
      <style:text-properties fo:font-size="12pt" style:font-size-asian="12pt" style:font-size-complex="12pt"/>
    </style:style>
    <style:style style:name="T20_107" style:family="text">
      <style:text-properties fo:font-size="12pt" style:font-size-asian="12pt" style:font-size-complex="12pt"/>
    </style:style>
    <style:style style:name="T20_108" style:family="text">
      <style:text-properties fo:font-size="12pt" style:font-size-asian="12pt" style:font-size-complex="12pt"/>
    </style:style>
    <style:style style:name="T20_109" style:family="text">
      <style:text-properties fo:font-size="12pt" style:font-size-asian="12pt" style:font-size-complex="12pt"/>
    </style:style>
    <style:style style:name="T20_110" style:family="text">
      <style:text-properties fo:font-size="12pt" style:font-size-asian="12pt" style:font-size-complex="12pt"/>
    </style:style>
    <style:style style:name="T20_111" style:family="text">
      <style:text-properties fo:font-size="12pt" style:font-size-asian="12pt" style:font-size-complex="12pt"/>
    </style:style>
    <style:style style:name="T20_112" style:family="text">
      <style:text-properties fo:font-size="12pt" style:font-size-asian="12pt" style:font-size-complex="12pt"/>
    </style:style>
    <style:style style:name="T20_113" style:family="text">
      <style:text-properties fo:font-size="12pt" style:font-size-asian="12pt" style:font-size-complex="12pt"/>
    </style:style>
    <style:style style:name="T20_114" style:family="text">
      <style:text-properties fo:font-size="12pt" style:font-size-asian="12pt" style:font-size-complex="12pt"/>
    </style:style>
    <style:style style:name="T20_115" style:family="text">
      <style:text-properties fo:font-size="12pt" style:font-size-asian="12pt" style:font-size-complex="12pt"/>
    </style:style>
    <style:style style:name="T20_116" style:family="text">
      <style:text-properties fo:font-size="12pt" style:font-size-asian="12pt" style:font-size-complex="12pt"/>
    </style:style>
    <style:style style:name="T20_117" style:family="text">
      <style:text-properties fo:font-size="12pt" style:font-size-asian="12pt" style:font-size-complex="12pt"/>
    </style:style>
    <style:style style:name="T20_118" style:family="text">
      <style:text-properties fo:font-size="12pt" style:font-size-asian="12pt" style:font-size-complex="12pt"/>
    </style:style>
    <style:style style:name="T20_119" style:family="text">
      <style:text-properties fo:font-size="12pt" style:font-size-asian="12pt" style:font-size-complex="12pt"/>
    </style:style>
    <style:style style:name="T20_120" style:family="text">
      <style:text-properties fo:font-size="12pt" style:font-size-asian="12pt" style:font-size-complex="12pt"/>
    </style:style>
    <style:style style:name="T20_121" style:family="text">
      <style:text-properties fo:font-size="12pt" style:font-size-asian="12pt" style:font-size-complex="12pt"/>
    </style:style>
    <style:style style:name="T20_122" style:family="text">
      <style:text-properties fo:font-size="12pt" style:font-size-asian="12pt" style:font-size-complex="12pt"/>
    </style:style>
    <style:style style:name="T20_123" style:family="text">
      <style:text-properties fo:font-size="12pt" style:font-size-asian="12pt" style:font-size-complex="12pt"/>
    </style:style>
    <style:style style:name="T20_124" style:family="text">
      <style:text-properties fo:font-size="12pt" style:font-size-asian="12pt" style:font-size-complex="12pt"/>
    </style:style>
    <style:style style:name="T20_125" style:family="text">
      <style:text-properties fo:font-size="12pt" style:font-size-asian="12pt" style:font-size-complex="12pt"/>
    </style:style>
    <style:style style:name="T20_126" style:family="text">
      <style:text-properties fo:font-size="12pt" style:font-size-asian="12pt" style:font-size-complex="12pt"/>
    </style:style>
    <style:style style:name="T20_127" style:family="text">
      <style:text-properties fo:font-size="12pt" style:font-size-asian="12pt" style:font-size-complex="12pt"/>
    </style:style>
    <style:style style:name="T20_128" style:family="text">
      <style:text-properties fo:font-size="12pt" style:font-size-asian="12pt" style:font-size-complex="12pt"/>
    </style:style>
    <style:style style:name="T20_129" style:family="text">
      <style:text-properties fo:font-size="12pt" style:font-size-asian="12pt" style:font-size-complex="12pt"/>
    </style:style>
    <style:style style:name="T20_130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2_1" style:family="text">
      <style:text-properties fo:font-size="12pt" style:font-size-asian="12pt" style:font-size-complex="12pt" fo:font-weight="bold" style:font-weight-asian="bold" style:font-weight-complex="bold"/>
    </style:style>
    <style:style style:name="T22_2" style:family="text">
      <style:text-properties fo:font-size="12pt" style:font-size-asian="12pt" style:font-size-complex="12pt" fo:font-weight="bold" style:font-weight-asian="bold" style:font-weight-complex="bold"/>
    </style:style>
    <style:style style:name="T22_3" style:family="text">
      <style:text-properties fo:font-size="12pt" style:font-size-asian="12pt" style:font-size-complex="12pt" fo:font-weight="bold" style:font-weight-asian="bold" style:font-weight-complex="bold"/>
    </style:style>
    <style:style style:name="T22_4" style:family="text">
      <style:text-properties fo:font-size="12pt" style:font-size-asian="12pt" style:font-size-complex="12pt" fo:font-weight="bold" style:font-weight-asian="bold" style:font-weight-complex="bold"/>
    </style:style>
    <style:style style:name="T22_5" style:family="text">
      <style:text-properties fo:font-size="12pt" style:font-size-asian="12pt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T23_27" style:family="text">
      <style:text-properties fo:font-size="12pt" style:font-size-asian="12pt" style:font-size-complex="12pt"/>
    </style:style>
    <style:style style:name="T23_28" style:family="text">
      <style:text-properties fo:font-size="12pt" style:font-size-asian="12pt" style:font-size-complex="12pt"/>
    </style:style>
    <style:style style:name="T23_29" style:family="text">
      <style:text-properties fo:font-size="12pt" style:font-size-asian="12pt" style:font-size-complex="12pt"/>
    </style:style>
    <style:style style:name="T23_30" style:family="text">
      <style:text-properties fo:font-size="12pt" style:font-size-asian="12pt" style:font-size-complex="12pt"/>
    </style:style>
    <style:style style:name="T23_31" style:family="text">
      <style:text-properties fo:font-size="12pt" style:font-size-asian="12pt" style:font-size-complex="12pt"/>
    </style:style>
    <style:style style:name="T23_32" style:family="text">
      <style:text-properties fo:font-size="12pt" style:font-size-asian="12pt" style:font-size-complex="12pt"/>
    </style:style>
    <style:style style:name="T23_33" style:family="text">
      <style:text-properties fo:font-size="12pt" style:font-size-asian="12pt" style:font-size-complex="12pt"/>
    </style:style>
    <style:style style:name="T23_34" style:family="text">
      <style:text-properties fo:font-size="12pt" style:font-size-asian="12pt" style:font-size-complex="12pt"/>
    </style:style>
    <style:style style:name="T23_35" style:family="text">
      <style:text-properties fo:font-size="12pt" style:font-size-asian="12pt" style:font-size-complex="12pt"/>
    </style:style>
    <style:style style:name="T23_36" style:family="text">
      <style:text-properties fo:font-size="12pt" style:font-size-asian="12pt" style:font-size-complex="12pt"/>
    </style:style>
    <style:style style:name="T23_37" style:family="text">
      <style:text-properties fo:font-size="12pt" style:font-size-asian="12pt" style:font-size-complex="12pt"/>
    </style:style>
    <style:style style:name="T23_38" style:family="text">
      <style:text-properties fo:font-size="12pt" style:font-size-asian="12pt" style:font-size-complex="12pt"/>
    </style:style>
    <style:style style:name="T23_39" style:family="text">
      <style:text-properties fo:font-size="12pt" style:font-size-asian="12pt" style:font-size-complex="12pt"/>
    </style:style>
    <style:style style:name="T23_40" style:family="text">
      <style:text-properties fo:font-size="12pt" style:font-size-asian="12pt" style:font-size-complex="12pt"/>
    </style:style>
    <style:style style:name="T23_41" style:family="text">
      <style:text-properties fo:font-size="12pt" style:font-size-asian="12pt" style:font-size-complex="12pt"/>
    </style:style>
    <style:style style:name="T23_42" style:family="text">
      <style:text-properties fo:font-size="12pt" style:font-size-asian="12pt" style:font-size-complex="12pt"/>
    </style:style>
    <style:style style:name="T23_43" style:family="text">
      <style:text-properties fo:font-size="12pt" style:font-size-asian="12pt" style:font-size-complex="12pt"/>
    </style:style>
    <style:style style:name="T23_44" style:family="text">
      <style:text-properties fo:font-size="12pt" style:font-size-asian="12pt" style:font-size-complex="12pt"/>
    </style:style>
    <style:style style:name="T23_45" style:family="text">
      <style:text-properties fo:font-size="12pt" style:font-size-asian="12pt" style:font-size-complex="12pt"/>
    </style:style>
    <style:style style:name="T23_46" style:family="text">
      <style:text-properties fo:font-size="12pt" style:font-size-asian="12pt" style:font-size-complex="12pt"/>
    </style:style>
    <style:style style:name="T23_47" style:family="text">
      <style:text-properties fo:font-size="12pt" style:font-size-asian="12pt" style:font-size-complex="12pt"/>
    </style:style>
    <style:style style:name="T23_48" style:family="text">
      <style:text-properties fo:font-size="12pt" style:font-size-asian="12pt" style:font-size-complex="12pt"/>
    </style:style>
    <style:style style:name="T23_49" style:family="text">
      <style:text-properties fo:font-size="12pt" style:font-size-asian="12pt" style:font-size-complex="12pt"/>
    </style:style>
    <style:style style:name="T23_50" style:family="text">
      <style:text-properties fo:font-size="12pt" style:font-size-asian="12pt" style:font-size-complex="12pt"/>
    </style:style>
    <style:style style:name="T23_51" style:family="text">
      <style:text-properties fo:font-size="12pt" style:font-size-asian="12pt" style:font-size-complex="12pt"/>
    </style:style>
    <style:style style:name="T23_52" style:family="text">
      <style:text-properties fo:font-size="12pt" style:font-size-asian="12pt" style:font-size-complex="12pt"/>
    </style:style>
    <style:style style:name="T23_53" style:family="text">
      <style:text-properties fo:font-size="12pt" style:font-size-asian="12pt" style:font-size-complex="12pt"/>
    </style:style>
    <style:style style:name="T23_54" style:family="text">
      <style:text-properties fo:font-size="12pt" style:font-size-asian="12pt" style:font-size-complex="12pt"/>
    </style:style>
    <style:style style:name="T23_55" style:family="text">
      <style:text-properties fo:font-size="12pt" style:font-size-asian="12pt" style:font-size-complex="12pt"/>
    </style:style>
    <style:style style:name="T23_56" style:family="text">
      <style:text-properties fo:font-size="12pt" style:font-size-asian="12pt" style:font-size-complex="12pt"/>
    </style:style>
    <style:style style:name="T23_57" style:family="text">
      <style:text-properties fo:font-size="12pt" style:font-size-asian="12pt" style:font-size-complex="12pt"/>
    </style:style>
    <style:style style:name="T23_58" style:family="text">
      <style:text-properties fo:font-size="12pt" style:font-size-asian="12pt" style:font-size-complex="12pt"/>
    </style:style>
    <style:style style:name="T23_59" style:family="text">
      <style:text-properties fo:font-size="12pt" style:font-size-asian="12pt" style:font-size-complex="12pt"/>
    </style:style>
    <style:style style:name="T23_60" style:family="text">
      <style:text-properties fo:font-size="12pt" style:font-size-asian="12pt" style:font-size-complex="12pt"/>
    </style:style>
    <style:style style:name="T23_61" style:family="text">
      <style:text-properties fo:font-size="12pt" style:font-size-asian="12pt" style:font-size-complex="12pt"/>
    </style:style>
    <style:style style:name="T23_62" style:family="text">
      <style:text-properties fo:font-size="12pt" style:font-size-asian="12pt" style:font-size-complex="12pt"/>
    </style:style>
    <style:style style:name="T23_63" style:family="text">
      <style:text-properties fo:font-size="12pt" style:font-size-asian="12pt" style:font-size-complex="12pt"/>
    </style:style>
    <style:style style:name="T23_64" style:family="text">
      <style:text-properties fo:font-size="12pt" style:font-size-asian="12pt" style:font-size-complex="12pt"/>
    </style:style>
    <style:style style:name="T23_65" style:family="text">
      <style:text-properties fo:font-size="12pt" style:font-size-asian="12pt" style:font-size-complex="12pt"/>
    </style:style>
    <style:style style:name="T23_66" style:family="text">
      <style:text-properties fo:font-size="12pt" style:font-size-asian="12pt" style:font-size-complex="12pt"/>
    </style:style>
    <style:style style:name="T23_67" style:family="text">
      <style:text-properties fo:font-size="12pt" style:font-size-asian="12pt" style:font-size-complex="12pt"/>
    </style:style>
    <style:style style:name="T23_68" style:family="text">
      <style:text-properties fo:font-size="12pt" style:font-size-asian="12pt" style:font-size-complex="12pt"/>
    </style:style>
    <style:style style:name="T23_69" style:family="text">
      <style:text-properties fo:font-size="12pt" style:font-size-asian="12pt" style:font-size-complex="12pt"/>
    </style:style>
    <style:style style:name="T23_70" style:family="text">
      <style:text-properties fo:font-size="12pt" style:font-size-asian="12pt" style:font-size-complex="12pt"/>
    </style:style>
    <style:style style:name="T23_71" style:family="text">
      <style:text-properties fo:font-size="12pt" style:font-size-asian="12pt" style:font-size-complex="12pt"/>
    </style:style>
    <style:style style:name="T23_72" style:family="text">
      <style:text-properties fo:font-size="12pt" style:font-size-asian="12pt" style:font-size-complex="12pt"/>
    </style:style>
    <style:style style:name="T23_73" style:family="text">
      <style:text-properties fo:font-size="12pt" style:font-size-asian="12pt" style:font-size-complex="12pt"/>
    </style:style>
    <style:style style:name="T23_74" style:family="text">
      <style:text-properties fo:font-size="12pt" style:font-size-asian="12pt" style:font-size-complex="12pt"/>
    </style:style>
    <style:style style:name="T23_75" style:family="text">
      <style:text-properties fo:font-size="12pt" style:font-size-asian="12pt" style:font-size-complex="12pt"/>
    </style:style>
    <style:style style:name="T23_76" style:family="text">
      <style:text-properties fo:font-size="12pt" style:font-size-asian="12pt" style:font-size-complex="12pt"/>
    </style:style>
    <style:style style:name="T23_77" style:family="text">
      <style:text-properties fo:font-size="12pt" style:font-size-asian="12pt" style:font-size-complex="12pt"/>
    </style:style>
    <style:style style:name="T23_78" style:family="text">
      <style:text-properties fo:font-size="12pt" style:font-size-asian="12pt" style:font-size-complex="12pt"/>
    </style:style>
    <style:style style:name="T23_79" style:family="text">
      <style:text-properties fo:font-size="12pt" style:font-size-asian="12pt" style:font-size-complex="12pt"/>
    </style:style>
    <style:style style:name="T23_80" style:family="text">
      <style:text-properties fo:font-size="12pt" style:font-size-asian="12pt" style:font-size-complex="12pt"/>
    </style:style>
    <style:style style:name="T23_81" style:family="text">
      <style:text-properties fo:font-size="12pt" style:font-size-asian="12pt" style:font-size-complex="12pt"/>
    </style:style>
    <style:style style:name="T23_82" style:family="text">
      <style:text-properties fo:font-size="12pt" style:font-size-asian="12pt" style:font-size-complex="12pt"/>
    </style:style>
    <style:style style:name="T23_83" style:family="text">
      <style:text-properties fo:font-size="12pt" style:font-size-asian="12pt" style:font-size-complex="12pt"/>
    </style:style>
    <style:style style:name="T23_84" style:family="text">
      <style:text-properties fo:font-size="12pt" style:font-size-asian="12pt" style:font-size-complex="12pt"/>
    </style:style>
    <style:style style:name="T23_85" style:family="text">
      <style:text-properties fo:font-size="12pt" style:font-size-asian="12pt" style:font-size-complex="12pt"/>
    </style:style>
    <style:style style:name="T23_86" style:family="text">
      <style:text-properties fo:font-size="12pt" style:font-size-asian="12pt" style:font-size-complex="12pt"/>
    </style:style>
    <style:style style:name="T23_87" style:family="text">
      <style:text-properties fo:font-size="12pt" style:font-size-asian="12pt" style:font-size-complex="12pt"/>
    </style:style>
    <style:style style:name="T23_88" style:family="text">
      <style:text-properties fo:font-size="12pt" style:font-size-asian="12pt" style:font-size-complex="12pt"/>
    </style:style>
    <style:style style:name="T23_89" style:family="text">
      <style:text-properties fo:font-size="12pt" style:font-size-asian="12pt" style:font-size-complex="12pt"/>
    </style:style>
    <style:style style:name="T23_90" style:family="text">
      <style:text-properties fo:font-size="12pt" style:font-size-asian="12pt" style:font-size-complex="12pt"/>
    </style:style>
    <style:style style:name="T23_91" style:family="text">
      <style:text-properties fo:font-size="12pt" style:font-size-asian="12pt" style:font-size-complex="12pt"/>
    </style:style>
    <style:style style:name="T23_92" style:family="text">
      <style:text-properties fo:font-size="12pt" style:font-size-asian="12pt" style:font-size-complex="12pt"/>
    </style:style>
    <style:style style:name="T23_93" style:family="text">
      <style:text-properties fo:font-size="12pt" style:font-size-asian="12pt" style:font-size-complex="12pt"/>
    </style:style>
    <style:style style:name="T23_94" style:family="text">
      <style:text-properties fo:font-size="12pt" style:font-size-asian="12pt" style:font-size-complex="12pt"/>
    </style:style>
    <style:style style:name="T23_95" style:family="text">
      <style:text-properties fo:font-size="12pt" style:font-size-asian="12pt" style:font-size-complex="12pt"/>
    </style:style>
    <style:style style:name="T23_96" style:family="text">
      <style:text-properties fo:font-size="12pt" style:font-size-asian="12pt" style:font-size-complex="12pt"/>
    </style:style>
    <style:style style:name="T23_97" style:family="text">
      <style:text-properties fo:font-size="12pt" style:font-size-asian="12pt" style:font-size-complex="12pt"/>
    </style:style>
    <style:style style:name="T23_98" style:family="text">
      <style:text-properties fo:font-size="12pt" style:font-size-asian="12pt" style:font-size-complex="12pt"/>
    </style:style>
    <style:style style:name="T23_99" style:family="text">
      <style:text-properties fo:font-size="12pt" style:font-size-asian="12pt" style:font-size-complex="12pt"/>
    </style:style>
    <style:style style:name="T23_100" style:family="text">
      <style:text-properties fo:font-size="12pt" style:font-size-asian="12pt" style:font-size-complex="12pt"/>
    </style:style>
    <style:style style:name="T23_101" style:family="text">
      <style:text-properties fo:font-size="12pt" style:font-size-asian="12pt" style:font-size-complex="12pt"/>
    </style:style>
    <style:style style:name="T23_102" style:family="text">
      <style:text-properties fo:font-size="12pt" style:font-size-asian="12pt" style:font-size-complex="12pt"/>
    </style:style>
    <style:style style:name="T23_103" style:family="text">
      <style:text-properties fo:font-size="12pt" style:font-size-asian="12pt" style:font-size-complex="12pt"/>
    </style:style>
    <style:style style:name="T23_104" style:family="text">
      <style:text-properties fo:font-size="12pt" style:font-size-asian="12pt" style:font-size-complex="12pt"/>
    </style:style>
    <style:style style:name="T23_105" style:family="text">
      <style:text-properties fo:font-size="12pt" style:font-size-asian="12pt" style:font-size-complex="12pt"/>
    </style:style>
    <style:style style:name="T23_106" style:family="text">
      <style:text-properties fo:font-size="12pt" style:font-size-asian="12pt" style:font-size-complex="12pt"/>
    </style:style>
    <style:style style:name="T23_107" style:family="text">
      <style:text-properties fo:font-size="12pt" style:font-size-asian="12pt" style:font-size-complex="12pt"/>
    </style:style>
    <style:style style:name="T23_108" style:family="text">
      <style:text-properties fo:font-size="12pt" style:font-size-asian="12pt" style:font-size-complex="12pt"/>
    </style:style>
    <style:style style:name="T23_109" style:family="text">
      <style:text-properties fo:font-size="12pt" style:font-size-asian="12pt" style:font-size-complex="12pt"/>
    </style:style>
    <style:style style:name="T23_110" style:family="text">
      <style:text-properties fo:font-size="12pt" style:font-size-asian="12pt" style:font-size-complex="12pt"/>
    </style:style>
    <style:style style:name="T23_111" style:family="text">
      <style:text-properties fo:font-size="12pt" style:font-size-asian="12pt" style:font-size-complex="12pt"/>
    </style:style>
    <style:style style:name="T23_112" style:family="text">
      <style:text-properties fo:font-size="12pt" style:font-size-asian="12pt" style:font-size-complex="12pt"/>
    </style:style>
    <style:style style:name="T23_113" style:family="text">
      <style:text-properties fo:font-size="12pt" style:font-size-asian="12pt" style:font-size-complex="12pt"/>
    </style:style>
    <style:style style:name="T23_114" style:family="text">
      <style:text-properties fo:font-size="12pt" style:font-size-asian="12pt" style:font-size-complex="12pt"/>
    </style:style>
    <style:style style:name="T23_115" style:family="text">
      <style:text-properties fo:font-size="12pt" style:font-size-asian="12pt" style:font-size-complex="12pt"/>
    </style:style>
    <style:style style:name="T23_116" style:family="text">
      <style:text-properties fo:font-size="12pt" style:font-size-asian="12pt" style:font-size-complex="12pt"/>
    </style:style>
    <style:style style:name="T23_117" style:family="text">
      <style:text-properties fo:font-size="12pt" style:font-size-asian="12pt" style:font-size-complex="12pt"/>
    </style:style>
    <style:style style:name="T23_118" style:family="text">
      <style:text-properties fo:font-size="12pt" style:font-size-asian="12pt" style:font-size-complex="12pt"/>
    </style:style>
    <style:style style:name="T23_119" style:family="text">
      <style:text-properties fo:font-size="12pt" style:font-size-asian="12pt" style:font-size-complex="12pt"/>
    </style:style>
    <style:style style:name="T23_120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5_1" style:family="text">
      <style:text-properties fo:font-size="12pt" style:font-size-asian="12pt" style:font-size-complex="12pt" fo:font-weight="bold" style:font-weight-asian="bold" style:font-weight-complex="bold"/>
    </style:style>
    <style:style style:name="T25_2" style:family="text">
      <style:text-properties fo:font-size="12pt" style:font-size-asian="12pt" style:font-size-complex="12pt" fo:font-weight="bold" style:font-weight-asian="bold" style:font-weight-complex="bold"/>
    </style:style>
    <style:style style:name="T25_3" style:family="text">
      <style:text-properties fo:font-size="12pt" style:font-size-asian="12pt" style:font-size-complex="12pt" fo:font-weight="bold" style:font-weight-asian="bold" style:font-weight-complex="bold"/>
    </style:style>
    <style:style style:name="T25_4" style:family="text">
      <style:text-properties fo:font-size="12pt" style:font-size-asian="12pt" style:font-size-complex="12pt" fo:font-weight="bold" style:font-weight-asian="bold" style:font-weight-complex="bold"/>
    </style:style>
    <style:style style:name="T25_5" style:family="text">
      <style:text-properties fo:font-size="12pt" style:font-size-asian="12pt" style:font-size-complex="12pt" fo:font-weight="bold" style:font-weight-asian="bold" style:font-weight-complex="bold"/>
    </style:style>
    <style:style style:name="T25_6" style:family="text">
      <style:text-properties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T26_85" style:family="text">
      <style:text-properties fo:font-size="12pt" style:font-size-asian="12pt" style:font-size-complex="12pt"/>
    </style:style>
    <style:style style:name="T26_86" style:family="text">
      <style:text-properties fo:font-size="12pt" style:font-size-asian="12pt" style:font-size-complex="12pt"/>
    </style:style>
    <style:style style:name="T26_87" style:family="text">
      <style:text-properties fo:font-size="12pt" style:font-size-asian="12pt" style:font-size-complex="12pt"/>
    </style:style>
    <style:style style:name="T26_88" style:family="text">
      <style:text-properties fo:font-size="12pt" style:font-size-asian="12pt" style:font-size-complex="12pt"/>
    </style:style>
    <style:style style:name="T26_89" style:family="text">
      <style:text-properties fo:font-size="12pt" style:font-size-asian="12pt" style:font-size-complex="12pt"/>
    </style:style>
    <style:style style:name="T26_90" style:family="text">
      <style:text-properties fo:font-size="12pt" style:font-size-asian="12pt" style:font-size-complex="12pt"/>
    </style:style>
    <style:style style:name="T26_91" style:family="text">
      <style:text-properties fo:font-size="12pt" style:font-size-asian="12pt" style:font-size-complex="12pt"/>
    </style:style>
    <style:style style:name="T26_92" style:family="text">
      <style:text-properties fo:font-size="12pt" style:font-size-asian="12pt" style:font-size-complex="12pt"/>
    </style:style>
    <style:style style:name="T26_93" style:family="text">
      <style:text-properties fo:font-size="12pt" style:font-size-asian="12pt" style:font-size-complex="12pt"/>
    </style:style>
    <style:style style:name="T26_94" style:family="text">
      <style:text-properties fo:font-size="12pt" style:font-size-asian="12pt" style:font-size-complex="12pt"/>
    </style:style>
    <style:style style:name="T26_95" style:family="text">
      <style:text-properties fo:font-size="12pt" style:font-size-asian="12pt" style:font-size-complex="12pt"/>
    </style:style>
    <style:style style:name="T26_96" style:family="text">
      <style:text-properties fo:font-size="12pt" style:font-size-asian="12pt" style:font-size-complex="12pt"/>
    </style:style>
    <style:style style:name="T26_97" style:family="text">
      <style:text-properties fo:font-size="12pt" style:font-size-asian="12pt" style:font-size-complex="12pt"/>
    </style:style>
    <style:style style:name="T26_98" style:family="text">
      <style:text-properties fo:font-size="12pt" style:font-size-asian="12pt" style:font-size-complex="12pt"/>
    </style:style>
    <style:style style:name="T26_99" style:family="text">
      <style:text-properties fo:font-size="12pt" style:font-size-asian="12pt" style:font-size-complex="12pt"/>
    </style:style>
    <style:style style:name="T26_100" style:family="text">
      <style:text-properties fo:font-size="12pt" style:font-size-asian="12pt" style:font-size-complex="12pt"/>
    </style:style>
    <style:style style:name="T26_101" style:family="text">
      <style:text-properties fo:font-size="12pt" style:font-size-asian="12pt" style:font-size-complex="12pt"/>
    </style:style>
    <style:style style:name="T26_102" style:family="text">
      <style:text-properties fo:font-size="12pt" style:font-size-asian="12pt" style:font-size-complex="12pt"/>
    </style:style>
    <style:style style:name="T26_103" style:family="text">
      <style:text-properties fo:font-size="12pt" style:font-size-asian="12pt" style:font-size-complex="12pt"/>
    </style:style>
    <style:style style:name="T26_104" style:family="text">
      <style:text-properties fo:font-size="12pt" style:font-size-asian="12pt" style:font-size-complex="12pt"/>
    </style:style>
    <style:style style:name="T26_105" style:family="text">
      <style:text-properties fo:font-size="12pt" style:font-size-asian="12pt" style:font-size-complex="12pt"/>
    </style:style>
    <style:style style:name="T26_106" style:family="text">
      <style:text-properties fo:font-size="12pt" style:font-size-asian="12pt" style:font-size-complex="12pt"/>
    </style:style>
    <style:style style:name="T26_107" style:family="text">
      <style:text-properties fo:font-size="12pt" style:font-size-asian="12pt" style:font-size-complex="12pt"/>
    </style:style>
    <style:style style:name="T26_108" style:family="text">
      <style:text-properties fo:font-size="12pt" style:font-size-asian="12pt" style:font-size-complex="12pt"/>
    </style:style>
    <style:style style:name="T26_109" style:family="text">
      <style:text-properties fo:font-size="12pt" style:font-size-asian="12pt" style:font-size-complex="12pt"/>
    </style:style>
    <style:style style:name="T26_110" style:family="text">
      <style:text-properties fo:font-size="12pt" style:font-size-asian="12pt" style:font-size-complex="12pt"/>
    </style:style>
    <style:style style:name="T26_111" style:family="text">
      <style:text-properties fo:font-size="12pt" style:font-size-asian="12pt" style:font-size-complex="12pt"/>
    </style:style>
    <style:style style:name="T26_112" style:family="text">
      <style:text-properties fo:font-size="12pt" style:font-size-asian="12pt" style:font-size-complex="12pt"/>
    </style:style>
    <style:style style:name="T26_113" style:family="text">
      <style:text-properties fo:font-size="12pt" style:font-size-asian="12pt" style:font-size-complex="12pt"/>
    </style:style>
    <style:style style:name="T26_114" style:family="text">
      <style:text-properties fo:font-size="12pt" style:font-size-asian="12pt" style:font-size-complex="12pt"/>
    </style:style>
    <style:style style:name="T26_115" style:family="text">
      <style:text-properties fo:font-size="12pt" style:font-size-asian="12pt" style:font-size-complex="12pt"/>
    </style:style>
    <style:style style:name="T26_116" style:family="text">
      <style:text-properties fo:font-size="12pt" style:font-size-asian="12pt" style:font-size-complex="12pt"/>
    </style:style>
    <style:style style:name="T26_117" style:family="text">
      <style:text-properties fo:font-size="12pt" style:font-size-asian="12pt" style:font-size-complex="12pt"/>
    </style:style>
    <style:style style:name="T26_118" style:family="text">
      <style:text-properties fo:font-size="12pt" style:font-size-asian="12pt" style:font-size-complex="12pt"/>
    </style:style>
    <style:style style:name="T26_119" style:family="text">
      <style:text-properties fo:font-size="12pt" style:font-size-asian="12pt" style:font-size-complex="12pt"/>
    </style:style>
    <style:style style:name="T26_120" style:family="text">
      <style:text-properties fo:font-size="12pt" style:font-size-asian="12pt" style:font-size-complex="12pt"/>
    </style:style>
    <style:style style:name="T26_121" style:family="text">
      <style:text-properties fo:font-size="12pt" style:font-size-asian="12pt" style:font-size-complex="12pt"/>
    </style:style>
    <style:style style:name="T26_122" style:family="text">
      <style:text-properties fo:font-size="12pt" style:font-size-asian="12pt" style:font-size-complex="12pt"/>
    </style:style>
    <style:style style:name="T26_123" style:family="text">
      <style:text-properties fo:font-size="12pt" style:font-size-asian="12pt" style:font-size-complex="12pt"/>
    </style:style>
    <style:style style:name="T26_124" style:family="text">
      <style:text-properties fo:font-size="12pt" style:font-size-asian="12pt" style:font-size-complex="12pt"/>
    </style:style>
    <style:style style:name="T26_125" style:family="text">
      <style:text-properties fo:font-size="12pt" style:font-size-asian="12pt" style:font-size-complex="12pt"/>
    </style:style>
    <style:style style:name="T26_126" style:family="text">
      <style:text-properties fo:font-size="12pt" style:font-size-asian="12pt" style:font-size-complex="12pt"/>
    </style:style>
    <style:style style:name="T26_127" style:family="text">
      <style:text-properties fo:font-size="12pt" style:font-size-asian="12pt" style:font-size-complex="12pt"/>
    </style:style>
    <style:style style:name="T26_128" style:family="text">
      <style:text-properties fo:font-size="12pt" style:font-size-asian="12pt" style:font-size-complex="12pt"/>
    </style:style>
    <style:style style:name="T26_129" style:family="text">
      <style:text-properties fo:font-size="12pt" style:font-size-asian="12pt" style:font-size-complex="12pt"/>
    </style:style>
    <style:style style:name="T26_130" style:family="text">
      <style:text-properties fo:font-size="12pt" style:font-size-asian="12pt" style:font-size-complex="12pt"/>
    </style:style>
    <style:style style:name="T26_131" style:family="text">
      <style:text-properties fo:font-size="12pt" style:font-size-asian="12pt" style:font-size-complex="12pt"/>
    </style:style>
    <style:style style:name="T26_132" style:family="text">
      <style:text-properties fo:font-size="12pt" style:font-size-asian="12pt" style:font-size-complex="12pt"/>
    </style:style>
    <style:style style:name="T26_133" style:family="text">
      <style:text-properties fo:font-size="12pt" style:font-size-asian="12pt" style:font-size-complex="12pt"/>
    </style:style>
    <style:style style:name="T26_134" style:family="text">
      <style:text-properties fo:font-size="12pt" style:font-size-asian="12pt" style:font-size-complex="12pt"/>
    </style:style>
    <style:style style:name="T26_135" style:family="text">
      <style:text-properties fo:font-size="12pt" style:font-size-asian="12pt" style:font-size-complex="12pt"/>
    </style:style>
    <style:style style:name="T26_136" style:family="text">
      <style:text-properties fo:font-size="12pt" style:font-size-asian="12pt" style:font-size-complex="12pt"/>
    </style:style>
    <style:style style:name="T26_137" style:family="text">
      <style:text-properties fo:font-size="12pt" style:font-size-asian="12pt" style:font-size-complex="12pt"/>
    </style:style>
    <style:style style:name="T26_138" style:family="text">
      <style:text-properties fo:font-size="12pt" style:font-size-asian="12pt" style:font-size-complex="12pt"/>
    </style:style>
    <style:style style:name="T26_139" style:family="text">
      <style:text-properties fo:font-size="12pt" style:font-size-asian="12pt" style:font-size-complex="12pt"/>
    </style:style>
    <style:style style:name="T26_140" style:family="text">
      <style:text-properties fo:font-size="12pt" style:font-size-asian="12pt" style:font-size-complex="12pt"/>
    </style:style>
    <style:style style:name="T26_141" style:family="text">
      <style:text-properties fo:font-size="12pt" style:font-size-asian="12pt" style:font-size-complex="12pt"/>
    </style:style>
    <style:style style:name="T26_142" style:family="text">
      <style:text-properties fo:font-size="12pt" style:font-size-asian="12pt" style:font-size-complex="12pt"/>
    </style:style>
    <style:style style:name="T26_143" style:family="text">
      <style:text-properties fo:font-size="12pt" style:font-size-asian="12pt" style:font-size-complex="12pt"/>
    </style:style>
    <style:style style:name="T26_144" style:family="text">
      <style:text-properties fo:font-size="12pt" style:font-size-asian="12pt" style:font-size-complex="12pt"/>
    </style:style>
    <style:style style:name="T26_145" style:family="text">
      <style:text-properties fo:font-size="12pt" style:font-size-asian="12pt" style:font-size-complex="12pt"/>
    </style:style>
    <style:style style:name="T26_146" style:family="text">
      <style:text-properties fo:font-size="12pt" style:font-size-asian="12pt" style:font-size-complex="12pt"/>
    </style:style>
    <style:style style:name="T26_147" style:family="text">
      <style:text-properties fo:font-size="12pt" style:font-size-asian="12pt" style:font-size-complex="12pt"/>
    </style:style>
    <style:style style:name="T26_148" style:family="text">
      <style:text-properties fo:font-size="12pt" style:font-size-asian="12pt" style:font-size-complex="12pt"/>
    </style:style>
    <style:style style:name="T26_149" style:family="text">
      <style:text-properties fo:font-size="12pt" style:font-size-asian="12pt" style:font-size-complex="12pt"/>
    </style:style>
    <style:style style:name="T26_150" style:family="text">
      <style:text-properties fo:font-size="12pt" style:font-size-asian="12pt" style:font-size-complex="12pt"/>
    </style:style>
    <style:style style:name="T26_151" style:family="text">
      <style:text-properties fo:font-size="12pt" style:font-size-asian="12pt" style:font-size-complex="12pt"/>
    </style:style>
    <style:style style:name="T26_152" style:family="text">
      <style:text-properties fo:font-size="12pt" style:font-size-asian="12pt" style:font-size-complex="12pt"/>
    </style:style>
    <style:style style:name="T26_153" style:family="text">
      <style:text-properties fo:font-size="12pt" style:font-size-asian="12pt" style:font-size-complex="12pt"/>
    </style:style>
    <style:style style:name="T26_154" style:family="text">
      <style:text-properties fo:font-size="12pt" style:font-size-asian="12pt" style:font-size-complex="12pt"/>
    </style:style>
    <style:style style:name="T26_155" style:family="text">
      <style:text-properties fo:font-size="12pt" style:font-size-asian="12pt" style:font-size-complex="12pt"/>
    </style:style>
    <style:style style:name="T26_156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T28_17" style:family="text">
      <style:text-properties fo:font-size="12pt" style:font-size-asian="12pt" style:font-size-complex="12pt"/>
    </style:style>
    <style:style style:name="T28_18" style:family="text">
      <style:text-properties fo:font-size="12pt" style:font-size-asian="12pt" style:font-size-complex="12pt"/>
    </style:style>
    <style:style style:name="T28_19" style:family="text">
      <style:text-properties fo:font-size="12pt" style:font-size-asian="12pt" style:font-size-complex="12pt"/>
    </style:style>
    <style:style style:name="T28_20" style:family="text">
      <style:text-properties fo:font-size="12pt" style:font-size-asian="12pt" style:font-size-complex="12pt"/>
    </style:style>
    <style:style style:name="T28_21" style:family="text">
      <style:text-properties fo:font-size="12pt" style:font-size-asian="12pt" style:font-size-complex="12pt"/>
    </style:style>
    <style:style style:name="T28_22" style:family="text">
      <style:text-properties fo:font-size="12pt" style:font-size-asian="12pt" style:font-size-complex="12pt"/>
    </style:style>
    <style:style style:name="T28_23" style:family="text">
      <style:text-properties fo:font-size="12pt" style:font-size-asian="12pt" style:font-size-complex="12pt"/>
    </style:style>
    <style:style style:name="T28_24" style:family="text">
      <style:text-properties fo:font-size="12pt" style:font-size-asian="12pt" style:font-size-complex="12pt"/>
    </style:style>
    <style:style style:name="T28_25" style:family="text">
      <style:text-properties fo:font-size="12pt" style:font-size-asian="12pt" style:font-size-complex="12pt"/>
    </style:style>
    <style:style style:name="T28_26" style:family="text">
      <style:text-properties fo:font-size="12pt" style:font-size-asian="12pt" style:font-size-complex="12pt"/>
    </style:style>
    <style:style style:name="T28_27" style:family="text">
      <style:text-properties fo:font-size="12pt" style:font-size-asian="12pt" style:font-size-complex="12pt"/>
    </style:style>
    <style:style style:name="T28_28" style:family="text">
      <style:text-properties fo:font-size="12pt" style:font-size-asian="12pt" style:font-size-complex="12pt"/>
    </style:style>
    <style:style style:name="T28_29" style:family="text">
      <style:text-properties fo:font-size="12pt" style:font-size-asian="12pt" style:font-size-complex="12pt"/>
    </style:style>
    <style:style style:name="T28_30" style:family="text">
      <style:text-properties fo:font-size="12pt" style:font-size-asian="12pt" style:font-size-complex="12pt"/>
    </style:style>
    <style:style style:name="T28_31" style:family="text">
      <style:text-properties fo:font-size="12pt" style:font-size-asian="12pt" style:font-size-complex="12pt"/>
    </style:style>
    <style:style style:name="T28_32" style:family="text">
      <style:text-properties fo:font-size="12pt" style:font-size-asian="12pt" style:font-size-complex="12pt"/>
    </style:style>
    <style:style style:name="T28_33" style:family="text">
      <style:text-properties fo:font-size="12pt" style:font-size-asian="12pt" style:font-size-complex="12pt"/>
    </style:style>
    <style:style style:name="T28_34" style:family="text">
      <style:text-properties fo:font-size="12pt" style:font-size-asian="12pt" style:font-size-complex="12pt"/>
    </style:style>
    <style:style style:name="T28_35" style:family="text">
      <style:text-properties fo:font-size="12pt" style:font-size-asian="12pt" style:font-size-complex="12pt"/>
    </style:style>
    <style:style style:name="T28_36" style:family="text">
      <style:text-properties fo:font-size="12pt" style:font-size-asian="12pt" style:font-size-complex="12pt"/>
    </style:style>
    <style:style style:name="T28_37" style:family="text">
      <style:text-properties fo:font-size="12pt" style:font-size-asian="12pt" style:font-size-complex="12pt"/>
    </style:style>
    <style:style style:name="T28_38" style:family="text">
      <style:text-properties fo:font-size="12pt" style:font-size-asian="12pt" style:font-size-complex="12pt"/>
    </style:style>
    <style:style style:name="T28_39" style:family="text">
      <style:text-properties fo:font-size="12pt" style:font-size-asian="12pt" style:font-size-complex="12pt"/>
    </style:style>
    <style:style style:name="T28_40" style:family="text">
      <style:text-properties fo:font-size="12pt" style:font-size-asian="12pt" style:font-size-complex="12pt"/>
    </style:style>
    <style:style style:name="T28_41" style:family="text">
      <style:text-properties fo:font-size="12pt" style:font-size-asian="12pt" style:font-size-complex="12pt"/>
    </style:style>
    <style:style style:name="T28_42" style:family="text">
      <style:text-properties fo:font-size="12pt" style:font-size-asian="12pt" style:font-size-complex="12pt"/>
    </style:style>
    <style:style style:name="T28_43" style:family="text">
      <style:text-properties fo:font-size="12pt" style:font-size-asian="12pt" style:font-size-complex="12pt"/>
    </style:style>
    <style:style style:name="T28_44" style:family="text">
      <style:text-properties fo:font-size="12pt" style:font-size-asian="12pt" style:font-size-complex="12pt"/>
    </style:style>
    <style:style style:name="T28_45" style:family="text">
      <style:text-properties fo:font-size="12pt" style:font-size-asian="12pt" style:font-size-complex="12pt"/>
    </style:style>
    <style:style style:name="T28_46" style:family="text">
      <style:text-properties fo:font-size="12pt" style:font-size-asian="12pt" style:font-size-complex="12pt"/>
    </style:style>
    <style:style style:name="T28_47" style:family="text">
      <style:text-properties fo:font-size="12pt" style:font-size-asian="12pt" style:font-size-complex="12pt"/>
    </style:style>
    <style:style style:name="T28_48" style:family="text">
      <style:text-properties fo:font-size="12pt" style:font-size-asian="12pt" style:font-size-complex="12pt"/>
    </style:style>
    <style:style style:name="T28_49" style:family="text">
      <style:text-properties fo:font-size="12pt" style:font-size-asian="12pt" style:font-size-complex="12pt"/>
    </style:style>
    <style:style style:name="T28_50" style:family="text">
      <style:text-properties fo:font-size="12pt" style:font-size-asian="12pt" style:font-size-complex="12pt"/>
    </style:style>
    <style:style style:name="T28_51" style:family="text">
      <style:text-properties fo:font-size="12pt" style:font-size-asian="12pt" style:font-size-complex="12pt"/>
    </style:style>
    <style:style style:name="T28_52" style:family="text">
      <style:text-properties fo:font-size="12pt" style:font-size-asian="12pt" style:font-size-complex="12pt"/>
    </style:style>
    <style:style style:name="T28_53" style:family="text">
      <style:text-properties fo:font-size="12pt" style:font-size-asian="12pt" style:font-size-complex="12pt"/>
    </style:style>
    <style:style style:name="T28_54" style:family="text">
      <style:text-properties fo:font-size="12pt" style:font-size-asian="12pt" style:font-size-complex="12pt"/>
    </style:style>
    <style:style style:name="T28_55" style:family="text">
      <style:text-properties fo:font-size="12pt" style:font-size-asian="12pt" style:font-size-complex="12pt"/>
    </style:style>
    <style:style style:name="T28_56" style:family="text">
      <style:text-properties fo:font-size="12pt" style:font-size-asian="12pt" style:font-size-complex="12pt"/>
    </style:style>
    <style:style style:name="T28_57" style:family="text">
      <style:text-properties fo:font-size="12pt" style:font-size-asian="12pt" style:font-size-complex="12pt"/>
    </style:style>
    <style:style style:name="T28_58" style:family="text">
      <style:text-properties fo:font-size="12pt" style:font-size-asian="12pt" style:font-size-complex="12pt"/>
    </style:style>
    <style:style style:name="T28_59" style:family="text">
      <style:text-properties fo:font-size="12pt" style:font-size-asian="12pt" style:font-size-complex="12pt"/>
    </style:style>
    <style:style style:name="T28_60" style:family="text">
      <style:text-properties fo:font-size="12pt" style:font-size-asian="12pt" style:font-size-complex="12pt"/>
    </style:style>
    <style:style style:name="T28_61" style:family="text">
      <style:text-properties fo:font-size="12pt" style:font-size-asian="12pt" style:font-size-complex="12pt"/>
    </style:style>
    <style:style style:name="T28_62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text-align="left" fo:break-before="auto" fo:text-indent="0cm" fo:line-height="150%" fo:margin-top="0cm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text-align="left" fo:break-before="auto" fo:text-indent="0cm" fo:line-height="150%" fo:margin-top="0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 fo:font-weight="bold" style:font-weight-asian="bold" style:font-weight-complex="bold"/>
    </style:style>
    <style:style style:name="T30_3" style:family="text">
      <style:text-properties fo:font-size="12pt" style:font-size-asian="12pt" style:font-size-complex="12pt" fo:font-weight="bold" style:font-weight-asian="bold" style:font-weight-complex="bold"/>
    </style:style>
    <style:style style:name="T30_4" style:family="text">
      <style:text-properties fo:font-size="12pt" style:font-size-asian="12pt" style:font-size-complex="12pt" fo:font-weight="bold" style:font-weight-asian="bold" style:font-weight-complex="bold"/>
    </style:style>
    <style:style style:name="T30_5" style:family="text">
      <style:text-properties fo:font-size="12pt" style:font-size-asian="12pt" style:font-size-complex="12pt" fo:font-weight="bold" style:font-weight-asian="bold" style:font-weight-complex="bold"/>
    </style:style>
    <style:style style:name="T30_6" style:family="text">
      <style:text-properties fo:font-size="12pt" style:font-size-asian="12pt" style:font-size-complex="12pt" fo:font-weight="bold" style:font-weight-asian="bold" style:font-weight-complex="bold"/>
    </style:style>
    <style:style style:name="P31" style:family="paragraph" style:parent-style-name="Standard">
      <style:paragraph-properties fo:text-align="left" fo:break-before="auto" fo:text-indent="0cm" fo:line-height="150%" fo:margin-top="0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ize="12pt" style:font-size-asian="12pt" style:font-size-complex="12pt"/>
    </style:style>
    <style:style style:name="T31_41" style:family="text">
      <style:text-properties fo:font-size="12pt" style:font-size-asian="12pt" style:font-size-complex="12pt"/>
    </style:style>
    <style:style style:name="T31_42" style:family="text">
      <style:text-properties fo:font-size="12pt" style:font-size-asian="12pt" style:font-size-complex="12pt"/>
    </style:style>
    <style:style style:name="T31_43" style:family="text">
      <style:text-properties fo:font-size="12pt" style:font-size-asian="12pt" style:font-size-complex="12pt"/>
    </style:style>
    <style:style style:name="T31_44" style:family="text">
      <style:text-properties fo:font-size="12pt" style:font-size-asian="12pt" style:font-size-complex="12pt"/>
    </style:style>
    <style:style style:name="T31_45" style:family="text">
      <style:text-properties fo:font-size="12pt" style:font-size-asian="12pt" style:font-size-complex="12pt"/>
    </style:style>
    <style:style style:name="T31_46" style:family="text">
      <style:text-properties fo:font-size="12pt" style:font-size-asian="12pt" style:font-size-complex="12pt"/>
    </style:style>
    <style:style style:name="T31_47" style:family="text">
      <style:text-properties fo:font-size="12pt" style:font-size-asian="12pt" style:font-size-complex="12pt"/>
    </style:style>
    <style:style style:name="T31_48" style:family="text">
      <style:text-properties fo:font-size="12pt" style:font-size-asian="12pt" style:font-size-complex="12pt"/>
    </style:style>
    <style:style style:name="T31_49" style:family="text">
      <style:text-properties fo:font-size="12pt" style:font-size-asian="12pt" style:font-size-complex="12pt"/>
    </style:style>
    <style:style style:name="T31_50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left" fo:break-before="auto" fo:text-indent="0cm" fo:line-height="150%" fo:margin-top="0cm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T33_47" style:family="text">
      <style:text-properties fo:font-size="12pt" style:font-size-asian="12pt" style:font-size-complex="12pt"/>
    </style:style>
    <style:style style:name="T33_48" style:family="text">
      <style:text-properties fo:font-size="12pt" style:font-size-asian="12pt" style:font-size-complex="12pt"/>
    </style:style>
    <style:style style:name="T33_49" style:family="text">
      <style:text-properties fo:font-size="12pt" style:font-size-asian="12pt" style:font-size-complex="12pt"/>
    </style:style>
    <style:style style:name="T33_50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text-indent="0cm" fo:line-height="150%" fo:margin-top="0cm" style:writing-mode="lr-tb"/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text-indent="-4.14cm" fo:line-height="150%" fo:margin-top="0cm" fo:margin-left="4.14cm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Minutes</text:span><text:span text:style-name="T1_2"><text:s/></text:span><text:span text:style-name="T1_3">of</text:span><text:span text:style-name="T1_4"><text:s/></text:span><text:span text:style-name="T1_5">the</text:span><text:span text:style-name="T1_6"><text:s/>19<text:s/></text:span><text:span text:style-name="T1_7">Dec</text:span><text:span text:style-name="T1_8"><text:s/>2012</text:span><text:span text:style-name="T1_9"><text:s/></text:span><text:span text:style-name="T1_10">Meeting</text:span><text:span text:style-name="T1_11"><text:s/></text:span><text:span text:style-name="T1_12">of</text:span><text:span text:style-name="T1_13"><text:s/></text:span><text:span text:style-name="T1_14">the</text:span><text:span text:style-name="T1_15"><text:s/></text:span><text:span text:style-name="T1_16">Board</text:span><text:span text:style-name="T1_17"><text:s/></text:span><text:span text:style-name="T1_18">of</text:span><text:span text:style-name="T1_19"><text:s/></text:span><text:span text:style-name="T1_20">Directors</text:span><text:span text:style-name="T1_21"><text:s/></text:span></text:p>
      <text:p text:style-name="P2"><text:span text:style-name="T2_1">of</text:span></text:p>
      <text:p text:style-name="P3"><text:span text:style-name="T3_1">indysci</text:span><text:span text:style-name="T3_2"><text:s/></text:span><text:span text:style-name="T3_3">dot</text:span><text:span text:style-name="T3_4"><text:s/></text:span><text:span text:style-name="T3_5">org</text:span></text:p>
      <text:p text:style-name="P4"/>
      <text:p text:style-name="P5"><text:span text:style-name="T5_1">The</text:span><text:span text:style-name="T5_2"><text:s/></text:span><text:span text:style-name="T5_3">board</text:span><text:span text:style-name="T5_4"><text:s/></text:span><text:span text:style-name="T5_5">of</text:span><text:span text:style-name="T5_6"><text:s/></text:span><text:span text:style-name="T5_7">directors</text:span><text:span text:style-name="T5_8"><text:s/></text:span><text:span text:style-name="T5_9">of</text:span><text:span text:style-name="T5_10"><text:s/></text:span><text:span text:style-name="T5_11">indysci</text:span><text:span text:style-name="T5_12"><text:s/></text:span><text:span text:style-name="T5_13">dot</text:span><text:span text:style-name="T5_14"><text:s/></text:span><text:span text:style-name="T5_15">org</text:span><text:span text:style-name="T5_16"><text:s/></text:span><text:span text:style-name="T5_17">held</text:span><text:span text:style-name="T5_18"><text:s/></text:span><text:span text:style-name="T5_19">a</text:span><text:span text:style-name="T5_20"><text:s/></text:span><text:span text:style-name="T5_21">meeting</text:span><text:span text:style-name="T5_22"><text:s/></text:span><text:span text:style-name="T5_23">on</text:span><text:span text:style-name="T5_24"><text:s/></text:span><text:span text:style-name="T5_25">19<text:s/></text:span><text:span text:style-name="T5_26">December</text:span><text:span text:style-name="T5_27">,<text:s/>20</text:span><text:span text:style-name="T5_28">12</text:span><text:span text:style-name="T5_29">,<text:s/></text:span><text:span text:style-name="T5_30">at</text:span><text:span text:style-name="T5_31"><text:s/>6:00<text:s/></text:span><text:span text:style-name="T5_32">pm</text:span><text:span text:style-name="T5_33">.</text:span></text:p>
      <text:p text:style-name="P6"><text:span text:style-name="T6_1">The</text:span><text:span text:style-name="T6_2"><text:s/></text:span><text:span text:style-name="T6_3">following</text:span><text:span text:style-name="T6_4"><text:s/></text:span><text:span text:style-name="T6_5">directors</text:span><text:span text:style-name="T6_6">,<text:s/></text:span><text:span text:style-name="T6_7">constituting</text:span><text:span text:style-name="T6_8"><text:s/></text:span><text:span text:style-name="T6_9">a</text:span><text:span text:style-name="T6_10"><text:s/></text:span><text:span text:style-name="T6_11">quorum</text:span><text:span text:style-name="T6_12"><text:s/>(2/3)<text:s/></text:span><text:span text:style-name="T6_13">of</text:span><text:span text:style-name="T6_14"><text:s/></text:span><text:span text:style-name="T6_15">the</text:span><text:span text:style-name="T6_16"><text:s/></text:span><text:span text:style-name="T6_17">full</text:span><text:span text:style-name="T6_18"><text:s/></text:span><text:span text:style-name="T6_19">board</text:span><text:span text:style-name="T6_20">,<text:s/></text:span><text:span text:style-name="T6_21">were</text:span><text:span text:style-name="T6_22"><text:s/></text:span><text:span text:style-name="T6_23">present</text:span><text:span text:style-name="T6_24"><text:s/></text:span><text:span text:style-name="T6_25">at</text:span><text:span text:style-name="T6_26"><text:s/></text:span><text:span text:style-name="T6_27">the</text:span><text:span text:style-name="T6_28"><text:s/></text:span><text:span text:style-name="T6_29">meeting</text:span><text:span text:style-name="T6_30">:</text:span></text:p>
      <text:p text:style-name="P7"><text:span text:style-name="T7_1">Isaac</text:span><text:span text:style-name="T7_2"><text:s/></text:span><text:span text:style-name="T7_3">Yonemoto</text:span></text:p>
      <text:p text:style-name="P8"><text:span text:style-name="T8_1">Stephen</text:span><text:span text:style-name="T8_2"><text:s/></text:span><text:span text:style-name="T8_3">Ridley</text:span></text:p>
      <text:p text:style-name="P9"/>
      <text:p text:style-name="P10"><text:span text:style-name="T10_1">The</text:span><text:span text:style-name="T10_2"><text:s/></text:span><text:span text:style-name="T10_3">following</text:span><text:span text:style-name="T10_4"><text:s/></text:span><text:span text:style-name="T10_5">directors</text:span><text:span text:style-name="T10_6"><text:s/></text:span><text:span text:style-name="T10_7">were</text:span><text:span text:style-name="T10_8"><text:s/></text:span><text:span text:style-name="T10_9">absent</text:span><text:span text:style-name="T10_10">:</text:span></text:p>
      <text:p text:style-name="P11"><text:span text:style-name="T11_1">Jonathan</text:span><text:span text:style-name="T11_2"><text:s/></text:span><text:span text:style-name="T11_3">Bydlak</text:span></text:p>
      <text:p text:style-name="P12"/>
      <text:p text:style-name="P13"><text:span text:style-name="T13_1">Isaac</text:span><text:span text:style-name="T13_2"><text:s/></text:span><text:span text:style-name="T13_3">Yonemoto</text:span><text:span text:style-name="T13_4"><text:s/></text:span><text:span text:style-name="T13_5">presided</text:span><text:span text:style-name="T13_6"><text:s/></text:span><text:span text:style-name="T13_7">over</text:span><text:span text:style-name="T13_8"><text:s/></text:span><text:span text:style-name="T13_9">the</text:span><text:span text:style-name="T13_10"><text:s/></text:span><text:span text:style-name="T13_11">meeting</text:span><text:span text:style-name="T13_12">.<text:s/></text:span><text:span text:style-name="T13_13">In</text:span><text:span text:style-name="T13_14"><text:s/></text:span><text:span text:style-name="T13_15">Abhikesh</text:span><text:span text:style-name="T13_16"><text:s/></text:span><text:span text:style-name="T13_17">Nag</text:span><text:span text:style-name="T13_18">’</text:span><text:span text:style-name="T13_19">s</text:span><text:span text:style-name="T13_20"><text:s/></text:span><text:span text:style-name="T13_21">absence</text:span><text:span text:style-name="T13_22">,<text:s/></text:span><text:span text:style-name="T13_23">Isaac</text:span><text:span text:style-name="T13_24"><text:s/></text:span><text:span text:style-name="T13_25">Yonemoto</text:span><text:span text:style-name="T13_26"><text:s/></text:span><text:span text:style-name="T13_27">acted</text:span><text:span text:style-name="T13_28"><text:s/></text:span><text:span text:style-name="T13_29">as</text:span><text:span text:style-name="T13_30"><text:s/></text:span><text:span text:style-name="T13_31">acting</text:span><text:span text:style-name="T13_32"><text:s/></text:span><text:span text:style-name="T13_33">secretary</text:span><text:span text:style-name="T13_34"><text:s/></text:span><text:span text:style-name="T13_35">for</text:span><text:span text:style-name="T13_36"><text:s/></text:span><text:span text:style-name="T13_37">the</text:span><text:span text:style-name="T13_38"><text:s/></text:span><text:span text:style-name="T13_39">meeting</text:span></text:p>
      <text:p text:style-name="P14"/>
      <text:p text:style-name="P15"><text:span text:style-name="T15_1">Directorship</text:span><text:span text:style-name="T15_2"><text:s/></text:span><text:span text:style-name="T15_3">of</text:span><text:span text:style-name="T15_4"><text:s/></text:span><text:span text:style-name="T15_5">Evan</text:span><text:span text:style-name="T15_6"><text:s/></text:span><text:span text:style-name="T15_7">Lorenz</text:span><text:span text:style-name="T15_8"><text:s/></text:span><text:span text:style-name="T15_9">and</text:span><text:span text:style-name="T15_10"><text:s/></text:span><text:span text:style-name="T15_11">Abhishek</text:span><text:span text:style-name="T15_12"><text:s/></text:span><text:span text:style-name="T15_13">Nag</text:span></text:p>
      <text:p text:style-name="P16"><text:span text:style-name="T16_1">The</text:span><text:span text:style-name="T16_2"><text:s/></text:span><text:span text:style-name="T16_3">chairperson</text:span><text:span text:style-name="T16_4"><text:s/></text:span><text:span text:style-name="T16_5">disclosed</text:span><text:span text:style-name="T16_6"><text:s/></text:span><text:span text:style-name="T16_7">that</text:span><text:span text:style-name="T16_8"><text:s/></text:span><text:span text:style-name="T16_9">due</text:span><text:span text:style-name="T16_10"><text:s/></text:span><text:span text:style-name="T16_11">to</text:span><text:span text:style-name="T16_12"><text:s/></text:span><text:span text:style-name="T16_13">an</text:span><text:span text:style-name="T16_14"><text:s/></text:span><text:span text:style-name="T16_15">oversight</text:span><text:span text:style-name="T16_16">,<text:s/></text:span><text:span text:style-name="T16_17">two</text:span><text:span text:style-name="T16_18"><text:s/></text:span><text:span text:style-name="T16_19">officers</text:span><text:span text:style-name="T16_20">,<text:s/></text:span><text:span text:style-name="T16_21">treasurer</text:span><text:span text:style-name="T16_22"><text:s/></text:span><text:span text:style-name="T16_23">Evan</text:span><text:span text:style-name="T16_24"><text:s/></text:span><text:span text:style-name="T16_25">Lorenz</text:span><text:span text:style-name="T16_26"><text:s/></text:span><text:span text:style-name="T16_27">and</text:span><text:span text:style-name="T16_28"><text:s/></text:span><text:span text:style-name="T16_29">secretary</text:span><text:span text:style-name="T16_30"><text:s/></text:span><text:span text:style-name="T16_31">Abhikesh</text:span><text:span text:style-name="T16_32"><text:s/></text:span><text:span text:style-name="T16_33">Nag</text:span><text:span text:style-name="T16_34"><text:s/></text:span><text:span text:style-name="T16_35">were</text:span><text:span text:style-name="T16_36"><text:s/></text:span><text:span text:style-name="T16_37">not</text:span><text:span text:style-name="T16_38"><text:s/></text:span><text:span text:style-name="T16_39">legally</text:span><text:span text:style-name="T16_40"><text:s/></text:span><text:span text:style-name="T16_41">directors</text:span><text:span text:style-name="T16_42"><text:s/></text:span><text:span text:style-name="T16_43">of</text:span><text:span text:style-name="T16_44"><text:s/></text:span><text:span text:style-name="T16_45">the</text:span><text:span text:style-name="T16_46"><text:s/></text:span><text:span text:style-name="T16_47">corporation</text:span><text:span text:style-name="T16_48"><text:s/></text:span><text:span text:style-name="T16_49">due</text:span><text:span text:style-name="T16_50"><text:s/></text:span><text:span text:style-name="T16_51">to</text:span><text:span text:style-name="T16_52"><text:s/></text:span><text:span text:style-name="T16_53">their</text:span><text:span text:style-name="T16_54"><text:s/></text:span><text:span text:style-name="T16_55">omission</text:span><text:span text:style-name="T16_56"><text:s/></text:span><text:span text:style-name="T16_57">on</text:span><text:span text:style-name="T16_58"><text:s/></text:span><text:span text:style-name="T16_59">the</text:span><text:span text:style-name="T16_60"><text:s/></text:span><text:span text:style-name="T16_61">articles</text:span><text:span text:style-name="T16_62"><text:s/></text:span><text:span text:style-name="T16_63">of</text:span><text:span text:style-name="T16_64"><text:s/></text:span><text:span text:style-name="T16_65">incorporation</text:span><text:span text:style-name="T16_66">.<text:s text:c="2"/></text:span><text:span text:style-name="T16_67">To</text:span><text:span text:style-name="T16_68"><text:s/></text:span><text:span text:style-name="T16_69">correct</text:span><text:span text:style-name="T16_70"><text:s/></text:span><text:span text:style-name="T16_71">this</text:span><text:span text:style-name="T16_72">,<text:s/></text:span><text:span text:style-name="T16_73">a</text:span><text:span text:style-name="T16_74"><text:s/></text:span><text:span text:style-name="T16_75">vote</text:span><text:span text:style-name="T16_76"><text:s/></text:span><text:span text:style-name="T16_77">was</text:span><text:span text:style-name="T16_78"><text:s/></text:span><text:span text:style-name="T16_79">held</text:span><text:span text:style-name="T16_80"><text:s/></text:span><text:span text:style-name="T16_81">to</text:span><text:span text:style-name="T16_82"><text:s/></text:span><text:span text:style-name="T16_83">elevate</text:span><text:span text:style-name="T16_84"><text:s/></text:span><text:span text:style-name="T16_85">Mssrs</text:span><text:span text:style-name="T16_86"><text:s/></text:span><text:span text:style-name="T16_87">Lorenz</text:span><text:span text:style-name="T16_88"><text:s/></text:span><text:span text:style-name="T16_89">and</text:span><text:span text:style-name="T16_90"><text:s/></text:span><text:span text:style-name="T16_91">Nag</text:span><text:span text:style-name="T16_92"><text:s/></text:span><text:span text:style-name="T16_93">to</text:span><text:span text:style-name="T16_94"><text:s/></text:span><text:span text:style-name="T16_95">directorship</text:span><text:span text:style-name="T16_96">.<text:s text:c="2"/></text:span><text:span text:style-name="T16_97">It</text:span><text:span text:style-name="T16_98"><text:s/></text:span><text:span text:style-name="T16_99">was</text:span><text:span text:style-name="T16_100"><text:s/></text:span><text:span text:style-name="T16_101">unanimously</text:span><text:span text:style-name="T16_102"><text:s/></text:span><text:span text:style-name="T16_103">RESOLVED</text:span><text:span text:style-name="T16_104"><text:s/></text:span><text:span text:style-name="T16_105">that</text:span><text:span text:style-name="T16_106"><text:s/></text:span><text:span text:style-name="T16_107">Evan</text:span><text:span text:style-name="T16_108"><text:s/></text:span><text:span text:style-name="T16_109">Lorenz</text:span><text:span text:style-name="T16_110"><text:s/></text:span><text:span text:style-name="T16_111">and</text:span><text:span text:style-name="T16_112"><text:s/></text:span><text:span text:style-name="T16_113">Abhikesh</text:span><text:span text:style-name="T16_114"><text:s/></text:span><text:span text:style-name="T16_115">Nag</text:span><text:span text:style-name="T16_116"><text:s/></text:span><text:span text:style-name="T16_117">be</text:span><text:span text:style-name="T16_118"><text:s/></text:span><text:span text:style-name="T16_119">directors</text:span><text:span text:style-name="T16_120"><text:s/></text:span><text:span text:style-name="T16_121">of</text:span><text:span text:style-name="T16_122"><text:s/></text:span><text:span text:style-name="T16_123">the</text:span><text:span text:style-name="T16_124"><text:s/></text:span><text:span text:style-name="T16_125">corporation</text:span><text:span text:style-name="T16_126">.<text:s text:c="2"/></text:span><text:span text:style-name="T16_127">There</text:span><text:span text:style-name="T16_128"><text:s/></text:span><text:span text:style-name="T16_129">were</text:span><text:span text:style-name="T16_130"><text:s/></text:span><text:span text:style-name="T16_131">then</text:span><text:span text:style-name="T16_132"><text:s/></text:span><text:span text:style-name="T16_133">three</text:span><text:span text:style-name="T16_134"><text:s/></text:span><text:span text:style-name="T16_135">present</text:span><text:span text:style-name="T16_136"><text:s/></text:span><text:span text:style-name="T16_137">directors</text:span><text:span text:style-name="T16_138">,<text:s/></text:span><text:span text:style-name="T16_139">Isaac</text:span><text:span text:style-name="T16_140"><text:s/></text:span><text:span text:style-name="T16_141">Yonemoto</text:span><text:span text:style-name="T16_142">,<text:s/></text:span><text:span text:style-name="T16_143">Jonathan</text:span><text:span text:style-name="T16_144"><text:s/></text:span><text:span text:style-name="T16_145">Bydlak</text:span><text:span text:style-name="T16_146">,<text:s/></text:span><text:span text:style-name="T16_147">and</text:span><text:span text:style-name="T16_148"><text:s/></text:span><text:span text:style-name="T16_149">Evan</text:span><text:span text:style-name="T16_150"><text:s/></text:span><text:span text:style-name="T16_151">Lorenz</text:span><text:span text:style-name="T16_152">,<text:s/></text:span><text:span text:style-name="T16_153">consisting</text:span><text:span text:style-name="T16_154"><text:s/></text:span><text:span text:style-name="T16_155">a</text:span><text:span text:style-name="T16_156"><text:s/></text:span><text:span text:style-name="T16_157">quorum</text:span><text:span text:style-name="T16_158"><text:s/>(3/5)<text:s/></text:span><text:span text:style-name="T16_159">of</text:span><text:span text:style-name="T16_160"><text:s/></text:span><text:span text:style-name="T16_161">the</text:span><text:span text:style-name="T16_162"><text:s/></text:span><text:span text:style-name="T16_163">board</text:span><text:span text:style-name="T16_164">.</text:span></text:p>
      <text:p text:style-name="P17"/>
      <text:p text:style-name="P18"/>
      <text:p text:style-name="P19"><text:span text:style-name="T19_1">B</text:span><text:span text:style-name="T19_2">ank</text:span><text:span text:style-name="T19_3"><text:s/></text:span><text:span text:style-name="T19_4">Account</text:span></text:p>
      <text:p text:style-name="P20"><text:span text:style-name="T20_1">There</text:span><text:span text:style-name="T20_2"><text:s/></text:span><text:span text:style-name="T20_3">a</text:span><text:span text:style-name="T20_4"><text:s/></text:span><text:span text:style-name="T20_5">discussion</text:span><text:span text:style-name="T20_6"><text:s/></text:span><text:span text:style-name="T20_7">of</text:span><text:span text:style-name="T20_8"><text:s/></text:span><text:span text:style-name="T20_9">the</text:span><text:span text:style-name="T20_10"><text:s/></text:span><text:span text:style-name="T20_11">proceedings</text:span><text:span text:style-name="T20_12"><text:s/></text:span><text:span text:style-name="T20_13">in</text:span><text:span text:style-name="T20_14"><text:s/></text:span><text:span text:style-name="T20_15">establishing</text:span><text:span text:style-name="T20_16"><text:s/></text:span><text:span text:style-name="T20_17">a</text:span><text:span text:style-name="T20_18"><text:s/></text:span><text:span text:style-name="T20_19">bank</text:span><text:span text:style-name="T20_20"><text:s/></text:span><text:span text:style-name="T20_21">account</text:span><text:span text:style-name="T20_22"><text:s/></text:span><text:span text:style-name="T20_23">for</text:span><text:span text:style-name="T20_24"><text:s/></text:span><text:span text:style-name="T20_25">indysci</text:span><text:span text:style-name="T20_26"><text:s/></text:span><text:span text:style-name="T20_27">dot</text:span><text:span text:style-name="T20_28"><text:s/></text:span><text:span text:style-name="T20_29">org</text:span><text:span text:style-name="T20_30">.<text:s text:c="2"/></text:span><text:span text:style-name="T20_31">Silicon</text:span><text:span text:style-name="T20_32"><text:s/></text:span><text:span text:style-name="T20_33">Valley</text:span><text:span text:style-name="T20_34"><text:s/></text:span><text:span text:style-name="T20_35">Bank</text:span><text:span text:style-name="T20_36"><text:s/></text:span><text:span text:style-name="T20_37">had</text:span><text:span text:style-name="T20_38"><text:s/></text:span><text:span text:style-name="T20_39">decided</text:span><text:span text:style-name="T20_40"><text:s/></text:span><text:span text:style-name="T20_41">that</text:span><text:span text:style-name="T20_42"><text:s/></text:span><text:span text:style-name="T20_43">we</text:span><text:span text:style-name="T20_44"><text:s/></text:span><text:span text:style-name="T20_45">were</text:span><text:span text:style-name="T20_46"><text:s/></text:span><text:span text:style-name="T20_47">unlikely</text:span><text:span text:style-name="T20_48"><text:s/></text:span><text:span text:style-name="T20_49">to</text:span><text:span text:style-name="T20_50"><text:s/></text:span><text:span text:style-name="T20_51">be</text:span><text:span text:style-name="T20_52"><text:s/></text:span><text:span text:style-name="T20_53">a</text:span><text:span text:style-name="T20_54"><text:s/></text:span><text:span text:style-name="T20_55">good</text:span><text:span text:style-name="T20_56"><text:s/></text:span><text:span text:style-name="T20_57">fit</text:span><text:span text:style-name="T20_58"><text:s/></text:span><text:span text:style-name="T20_59">and</text:span><text:span text:style-name="T20_60"><text:s/></text:span><text:span text:style-name="T20_61">suggested</text:span><text:span text:style-name="T20_62"><text:s/></text:span><text:span text:style-name="T20_63">we</text:span><text:span text:style-name="T20_64"><text:s/></text:span><text:span text:style-name="T20_65">begin</text:span><text:span text:style-name="T20_66"><text:s/></text:span><text:span text:style-name="T20_67">a</text:span><text:span text:style-name="T20_68"><text:s/></text:span><text:span text:style-name="T20_69">banking</text:span><text:span text:style-name="T20_70"><text:s/></text:span><text:span text:style-name="T20_71">relationship</text:span><text:span text:style-name="T20_72"><text:s/></text:span><text:span text:style-name="T20_73">with</text:span><text:span text:style-name="T20_74"><text:s/></text:span><text:span text:style-name="T20_75">Regents</text:span><text:span text:style-name="T20_76"><text:s/></text:span><text:span text:style-name="T20_77">Bank</text:span><text:span text:style-name="T20_78">.<text:s text:c="2"/></text:span><text:span text:style-name="T20_79">It</text:span><text:span text:style-name="T20_80"><text:s/></text:span><text:span text:style-name="T20_81">was</text:span><text:span text:style-name="T20_82"><text:s/></text:span><text:span text:style-name="T20_83">RESOLVED</text:span><text:span text:style-name="T20_84"><text:s/></text:span><text:span text:style-name="T20_85">to</text:span><text:span text:style-name="T20_86"><text:s/></text:span><text:span text:style-name="T20_87">authorize</text:span><text:span text:style-name="T20_88"><text:s/></text:span><text:span text:style-name="T20_89">Isaac</text:span><text:span text:style-name="T20_90"><text:s/></text:span><text:span text:style-name="T20_91">Yonemoto</text:span><text:span text:style-name="T20_92"><text:s/></text:span><text:span text:style-name="T20_93">and</text:span><text:span text:style-name="T20_94">/</text:span><text:span text:style-name="T20_95">or</text:span><text:span text:style-name="T20_96"><text:s/></text:span><text:span text:style-name="T20_97">Evan</text:span><text:span text:style-name="T20_98"><text:s/></text:span><text:span text:style-name="T20_99">Lorenz</text:span><text:span text:style-name="T20_100"><text:s/></text:span><text:span text:style-name="T20_101">to</text:span><text:span text:style-name="T20_102"><text:s/></text:span><text:span text:style-name="T20_103">establish</text:span><text:span text:style-name="T20_104"><text:s/></text:span><text:span text:style-name="T20_105">an</text:span><text:span text:style-name="T20_106"><text:s/></text:span><text:span text:style-name="T20_107">account</text:span><text:span text:style-name="T20_108"><text:s/></text:span><text:span text:style-name="T20_109">by</text:span><text:span text:style-name="T20_110"><text:s/></text:span><text:span text:style-name="T20_111">depositing</text:span><text:span text:style-name="T20_112"><text:s/></text:span><text:span text:style-name="T20_113">initial</text:span><text:span text:style-name="T20_114"><text:s/></text:span><text:span text:style-name="T20_115">funds</text:span><text:span text:style-name="T20_116"><text:s/></text:span><text:span text:style-name="T20_117">for</text:span><text:span text:style-name="T20_118"><text:s/></text:span><text:span text:style-name="T20_119">indysci</text:span><text:span text:style-name="T20_120"><text:s/></text:span><text:span text:style-name="T20_121">dot</text:span><text:span text:style-name="T20_122"><text:s/></text:span><text:span text:style-name="T20_123">org</text:span><text:span text:style-name="T20_124"><text:s/></text:span><text:span text:style-name="T20_125">with</text:span><text:span text:style-name="T20_126"><text:s/></text:span><text:span text:style-name="T20_127">Regents</text:span><text:span text:style-name="T20_128"><text:s/></text:span><text:span text:style-name="T20_129">Bank</text:span><text:span text:style-name="T20_130">.</text:span></text:p>
      <text:p text:style-name="P21"/>
      <text:p text:style-name="P22"><text:span text:style-name="T22_1">Amendments</text:span><text:span text:style-name="T22_2"><text:s/></text:span><text:span text:style-name="T22_3">to</text:span><text:span text:style-name="T22_4"><text:s/></text:span><text:span text:style-name="T22_5">Bylaws</text:span></text:p>
      <text:p text:style-name="P23"><text:span text:style-name="T23_1">The</text:span><text:span text:style-name="T23_2"><text:s/></text:span><text:span text:style-name="T23_3">proposed</text:span><text:span text:style-name="T23_4"><text:s/></text:span><text:span text:style-name="T23_5">amendments</text:span><text:span text:style-name="T23_6"><text:s/></text:span><text:span text:style-name="T23_7">to</text:span><text:span text:style-name="T23_8"><text:s/></text:span><text:span text:style-name="T23_9">the</text:span><text:span text:style-name="T23_10"><text:s/></text:span><text:span text:style-name="T23_11">bylaws</text:span><text:span text:style-name="T23_12"><text:s/></text:span><text:span text:style-name="T23_13">were</text:span><text:span text:style-name="T23_14"><text:s/></text:span><text:span text:style-name="T23_15">then</text:span><text:span text:style-name="T23_16"><text:s/></text:span><text:span text:style-name="T23_17">presented</text:span><text:span text:style-name="T23_18"><text:s/></text:span><text:span text:style-name="T23_19">to</text:span><text:span text:style-name="T23_20"><text:s/></text:span><text:span text:style-name="T23_21">the</text:span><text:span text:style-name="T23_22"><text:s/></text:span><text:span text:style-name="T23_23">board</text:span><text:span text:style-name="T23_24">.<text:s text:c="2"/></text:span><text:span text:style-name="T23_25">A</text:span><text:span text:style-name="T23_26"><text:s/></text:span><text:span text:style-name="T23_27">short</text:span><text:span text:style-name="T23_28"><text:s/></text:span><text:span text:style-name="T23_29">discussion</text:span><text:span text:style-name="T23_30"><text:s/></text:span><text:span text:style-name="T23_31">ensued</text:span><text:span text:style-name="T23_32">.<text:s text:c="2"/></text:span><text:span text:style-name="T23_33">A</text:span><text:span text:style-name="T23_34"><text:s/></text:span><text:span text:style-name="T23_35">major</text:span><text:span text:style-name="T23_36"><text:s/></text:span><text:span text:style-name="T23_37">concern</text:span><text:span text:style-name="T23_38"><text:s/></text:span><text:span text:style-name="T23_39">was</text:span><text:span text:style-name="T23_40"><text:s/></text:span><text:span text:style-name="T23_41">that</text:span><text:span text:style-name="T23_42"><text:s/></text:span><text:span text:style-name="T23_43">the</text:span><text:span text:style-name="T23_44"><text:s/></text:span><text:span text:style-name="T23_45">board</text:span><text:span text:style-name="T23_46"><text:s/></text:span><text:span text:style-name="T23_47">of</text:span><text:span text:style-name="T23_48"><text:s/></text:span><text:span text:style-name="T23_49">directors</text:span><text:span text:style-name="T23_50"><text:s/></text:span><text:span text:style-name="T23_51">should</text:span><text:span text:style-name="T23_52"><text:s/></text:span><text:span text:style-name="T23_53">have</text:span><text:span text:style-name="T23_54"><text:s/></text:span><text:span text:style-name="T23_55">the</text:span><text:span text:style-name="T23_56"><text:s/></text:span><text:span text:style-name="T23_57">authority</text:span><text:span text:style-name="T23_58"><text:s/></text:span><text:span text:style-name="T23_59">to</text:span><text:span text:style-name="T23_60"><text:s/></text:span><text:span text:style-name="T23_61">appoint</text:span><text:span text:style-name="T23_62"><text:s/></text:span><text:span text:style-name="T23_63">or</text:span><text:span text:style-name="T23_64"><text:s/></text:span><text:span text:style-name="T23_65">dismiss</text:span><text:span text:style-name="T23_66"><text:s/></text:span><text:span text:style-name="T23_67">scientific</text:span><text:span text:style-name="T23_68"><text:s/></text:span><text:span text:style-name="T23_69">advisors</text:span><text:span text:style-name="T23_70"><text:s/></text:span><text:span text:style-name="T23_71">as</text:span><text:span text:style-name="T23_72"><text:s/></text:span><text:span text:style-name="T23_73">it</text:span><text:span text:style-name="T23_74"><text:s/></text:span><text:span text:style-name="T23_75">sees</text:span><text:span text:style-name="T23_76"><text:s/></text:span><text:span text:style-name="T23_77">fit</text:span><text:span text:style-name="T23_78">.<text:s text:c="2"/></text:span><text:span text:style-name="T23_79">Further</text:span><text:span text:style-name="T23_80"><text:s/></text:span><text:span text:style-name="T23_81">decisions</text:span><text:span text:style-name="T23_82"><text:s/></text:span><text:span text:style-name="T23_83">on</text:span><text:span text:style-name="T23_84"><text:s/></text:span><text:span text:style-name="T23_85">the</text:span><text:span text:style-name="T23_86"><text:s/></text:span><text:span text:style-name="T23_87">matter</text:span><text:span text:style-name="T23_88"><text:s/></text:span><text:span text:style-name="T23_89">were</text:span><text:span text:style-name="T23_90"><text:s/></text:span><text:span text:style-name="T23_91">tabled</text:span><text:span text:style-name="T23_92"><text:s/></text:span><text:span text:style-name="T23_93">to</text:span><text:span text:style-name="T23_94"><text:s/></text:span><text:span text:style-name="T23_95">the</text:span><text:span text:style-name="T23_96"><text:s/></text:span><text:span text:style-name="T23_97">next</text:span><text:span text:style-name="T23_98"><text:s/></text:span><text:span text:style-name="T23_99">meeting</text:span><text:span text:style-name="T23_100"><text:s/></text:span><text:span text:style-name="T23_101">pending</text:span><text:span text:style-name="T23_102"><text:s/></text:span><text:span text:style-name="T23_103">revisions</text:span><text:span text:style-name="T23_104"><text:s/></text:span><text:span text:style-name="T23_105">to</text:span><text:span text:style-name="T23_106"><text:s/></text:span><text:span text:style-name="T23_107">the</text:span><text:span text:style-name="T23_108"><text:s/></text:span><text:span text:style-name="T23_109">amendments</text:span><text:span text:style-name="T23_110"><text:s/></text:span><text:span text:style-name="T23_111">that</text:span><text:span text:style-name="T23_112"><text:s/></text:span><text:span text:style-name="T23_113">would</text:span><text:span text:style-name="T23_114"><text:s/></text:span><text:span text:style-name="T23_115">address</text:span><text:span text:style-name="T23_116"><text:s/></text:span><text:span text:style-name="T23_117">these</text:span><text:span text:style-name="T23_118"><text:s/></text:span><text:span text:style-name="T23_119">issues</text:span><text:span text:style-name="T23_120">.</text:span></text:p>
      <text:p text:style-name="P24"/>
      <text:p text:style-name="P25"><text:span text:style-name="T25_1">1023<text:s/>(501(</text:span><text:span text:style-name="T25_2">c</text:span><text:span text:style-name="T25_3">)3<text:s/></text:span><text:span text:style-name="T25_4">status</text:span><text:span text:style-name="T25_5">)<text:s/></text:span><text:span text:style-name="T25_6">Forms</text:span></text:p>
      <text:p text:style-name="P26"><text:span text:style-name="T26_1">Completed</text:span><text:span text:style-name="T26_2"><text:s/></text:span><text:span text:style-name="T26_3">draft</text:span><text:span text:style-name="T26_4"><text:s/>1023<text:s/></text:span><text:span text:style-name="T26_5">forms</text:span><text:span text:style-name="T26_6"><text:s/></text:span><text:span text:style-name="T26_7">that</text:span><text:span text:style-name="T26_8"><text:s/></text:span><text:span text:style-name="T26_9">were</text:span><text:span text:style-name="T26_10"><text:s/></text:span><text:span text:style-name="T26_11">circulated</text:span><text:span text:style-name="T26_12"><text:s/></text:span><text:span text:style-name="T26_13">prior</text:span><text:span text:style-name="T26_14"><text:s/></text:span><text:span text:style-name="T26_15">to</text:span><text:span text:style-name="T26_16"><text:s/></text:span><text:span text:style-name="T26_17">the</text:span><text:span text:style-name="T26_18"><text:s/></text:span><text:span text:style-name="T26_19">meeting</text:span><text:span text:style-name="T26_20"><text:s/></text:span><text:span text:style-name="T26_21">were</text:span><text:span text:style-name="T26_22"><text:s/></text:span><text:span text:style-name="T26_23">discussed</text:span><text:span text:style-name="T26_24"><text:s/></text:span><text:span text:style-name="T26_25">before</text:span><text:span text:style-name="T26_26"><text:s/></text:span><text:span text:style-name="T26_27">the</text:span><text:span text:style-name="T26_28"><text:s/></text:span><text:span text:style-name="T26_29">board</text:span><text:span text:style-name="T26_30">.<text:s text:c="2"/></text:span><text:span text:style-name="T26_31">A</text:span><text:span text:style-name="T26_32"><text:s/></text:span><text:span text:style-name="T26_33">discussion</text:span><text:span text:style-name="T26_34"><text:s/></text:span><text:span text:style-name="T26_35">about</text:span><text:span text:style-name="T26_36"><text:s/></text:span><text:span text:style-name="T26_37">the</text:span><text:span text:style-name="T26_38"><text:s/></text:span><text:span text:style-name="T26_39">nonprofit</text:span><text:span text:style-name="T26_40"><text:s/></text:span><text:span text:style-name="T26_41">activities</text:span><text:span text:style-name="T26_42"><text:s/></text:span><text:span text:style-name="T26_43">ensued</text:span><text:span text:style-name="T26_44">.<text:s text:c="2"/></text:span><text:span text:style-name="T26_45">One</text:span><text:span text:style-name="T26_46"><text:s/></text:span><text:span text:style-name="T26_47">concern</text:span><text:span text:style-name="T26_48"><text:s/></text:span><text:span text:style-name="T26_49">was</text:span><text:span text:style-name="T26_50"><text:s/></text:span><text:span text:style-name="T26_51">to</text:span><text:span text:style-name="T26_52"><text:s/></text:span><text:span text:style-name="T26_53">simplify</text:span><text:span text:style-name="T26_54"><text:s/></text:span><text:span text:style-name="T26_55">the</text:span><text:span text:style-name="T26_56"><text:s/></text:span><text:span text:style-name="T26_57">specific</text:span><text:span text:style-name="T26_58"><text:s/></text:span><text:span text:style-name="T26_59">activities</text:span><text:span text:style-name="T26_60"><text:s/></text:span><text:span text:style-name="T26_61">and</text:span><text:span text:style-name="T26_62"><text:s/></text:span><text:span text:style-name="T26_63">only</text:span><text:span text:style-name="T26_64"><text:s/></text:span><text:span text:style-name="T26_65">discuss</text:span><text:span text:style-name="T26_66"><text:s/></text:span><text:span text:style-name="T26_67">the</text:span><text:span text:style-name="T26_68"><text:s/></text:span><text:span text:style-name="T26_69">indysci</text:span><text:span text:style-name="T26_70"><text:s/></text:span><text:span text:style-name="T26_71">dot</text:span><text:span text:style-name="T26_72"><text:s/></text:span><text:span text:style-name="T26_73">org</text:span><text:span text:style-name="T26_74">’</text:span><text:span text:style-name="T26_75">s</text:span><text:span text:style-name="T26_76"><text:s/></text:span><text:span text:style-name="T26_77">objective</text:span><text:span text:style-name="T26_78"><text:s/>“</text:span><text:span text:style-name="T26_79">Project</text:span><text:span text:style-name="T26_80"><text:s/></text:span><text:span text:style-name="T26_81">Marilyn</text:span><text:span text:style-name="T26_82">”<text:s/></text:span><text:span text:style-name="T26_83">and</text:span><text:span text:style-name="T26_84"><text:s/></text:span><text:span text:style-name="T26_85">to</text:span><text:span text:style-name="T26_86"><text:s/></text:span><text:span text:style-name="T26_87">remove</text:span><text:span text:style-name="T26_88"><text:s/></text:span><text:span text:style-name="T26_89">other</text:span><text:span text:style-name="T26_90"><text:s/></text:span><text:span text:style-name="T26_91">research</text:span><text:span text:style-name="T26_92"><text:s/></text:span><text:span text:style-name="T26_93">activities</text:span><text:span text:style-name="T26_94"><text:s/></text:span><text:span text:style-name="T26_95">under</text:span><text:span text:style-name="T26_96"><text:s/></text:span><text:span text:style-name="T26_97">the</text:span><text:span text:style-name="T26_98"><text:s/></text:span><text:span text:style-name="T26_99">heading</text:span><text:span text:style-name="T26_100"><text:s/></text:span><text:span text:style-name="T26_101">of</text:span><text:span text:style-name="T26_102"><text:s/>“</text:span><text:span text:style-name="T26_103">Activity</text:span><text:span text:style-name="T26_104"><text:s/>4”<text:s/></text:span><text:span text:style-name="T26_105">which</text:span><text:span text:style-name="T26_106"><text:s/></text:span><text:span text:style-name="T26_107">was</text:span><text:span text:style-name="T26_108"><text:s/></text:span><text:span text:style-name="T26_109">an</text:span><text:span text:style-name="T26_110"><text:s/></text:span><text:span text:style-name="T26_111">omnibus</text:span><text:span text:style-name="T26_112"><text:s/></text:span><text:span text:style-name="T26_113">activity</text:span><text:span text:style-name="T26_114"><text:s/></text:span><text:span text:style-name="T26_115">describing</text:span><text:span text:style-name="T26_116"><text:s/></text:span><text:span text:style-name="T26_117">the</text:span><text:span text:style-name="T26_118"><text:s/></text:span><text:span text:style-name="T26_119">future</text:span><text:span text:style-name="T26_120"><text:s/></text:span><text:span text:style-name="T26_121">trajectory</text:span><text:span text:style-name="T26_122"><text:s/></text:span><text:span text:style-name="T26_123">of</text:span><text:span text:style-name="T26_124"><text:s/></text:span><text:span text:style-name="T26_125">indysci</text:span><text:span text:style-name="T26_126"><text:s/></text:span><text:span text:style-name="T26_127">dot</text:span><text:span text:style-name="T26_128"><text:s/></text:span><text:span text:style-name="T26_129">org</text:span><text:span text:style-name="T26_130">.<text:s text:c="2"/></text:span><text:span text:style-name="T26_131">Upon</text:span><text:span text:style-name="T26_132"><text:s/></text:span><text:span text:style-name="T26_133">motion</text:span><text:span text:style-name="T26_134">,<text:s/></text:span><text:span text:style-name="T26_135">it</text:span><text:span text:style-name="T26_136"><text:s/></text:span><text:span text:style-name="T26_137">was</text:span><text:span text:style-name="T26_138"><text:s/></text:span><text:span text:style-name="T26_139">RESOLVED</text:span><text:span text:style-name="T26_140"><text:s/></text:span><text:span text:style-name="T26_141">to</text:span><text:span text:style-name="T26_142"><text:s/></text:span><text:span text:style-name="T26_143">restructure</text:span><text:span text:style-name="T26_144"><text:s/></text:span><text:span text:style-name="T26_145">the</text:span><text:span text:style-name="T26_146"><text:s/></text:span><text:span text:style-name="T26_147">list</text:span><text:span text:style-name="T26_148"><text:s/></text:span><text:span text:style-name="T26_149">of</text:span><text:span text:style-name="T26_150"><text:s/></text:span><text:span text:style-name="T26_151">activities</text:span><text:span text:style-name="T26_152"><text:s/></text:span><text:span text:style-name="T26_153">as</text:span><text:span text:style-name="T26_154"><text:s/></text:span><text:span text:style-name="T26_155">described</text:span><text:span text:style-name="T26_156">.</text:span></text:p>
      <text:p text:style-name="P27"/>
      <text:p text:style-name="P28"><text:span text:style-name="T28_1">Because</text:span><text:span text:style-name="T28_2"><text:s/></text:span><text:span text:style-name="T28_3">of</text:span><text:span text:style-name="T28_4"><text:s/></text:span><text:span text:style-name="T28_5">the</text:span><text:span text:style-name="T28_6"><text:s/></text:span><text:span text:style-name="T28_7">urgent</text:span><text:span text:style-name="T28_8"><text:s/></text:span><text:span text:style-name="T28_9">nature</text:span><text:span text:style-name="T28_10"><text:s/></text:span><text:span text:style-name="T28_11">of</text:span><text:span text:style-name="T28_12"><text:s/></text:span><text:span text:style-name="T28_13">the</text:span><text:span text:style-name="T28_14"><text:s/>1023<text:s/></text:span><text:span text:style-name="T28_15">submissions</text:span><text:span text:style-name="T28_16">,<text:s/></text:span><text:span text:style-name="T28_17">it</text:span><text:span text:style-name="T28_18"><text:s/></text:span><text:span text:style-name="T28_19">was</text:span><text:span text:style-name="T28_20"><text:s/></text:span><text:span text:style-name="T28_21">RESOLVED</text:span><text:span text:style-name="T28_22"><text:s/></text:span><text:span text:style-name="T28_23">to</text:span><text:span text:style-name="T28_24"><text:s/></text:span><text:span text:style-name="T28_25">recirculate</text:span><text:span text:style-name="T28_26"><text:s/></text:span><text:span text:style-name="T28_27">the</text:span><text:span text:style-name="T28_28"><text:s/></text:span><text:span text:style-name="T28_29">revised</text:span><text:span text:style-name="T28_30"><text:s/>1023<text:s/></text:span><text:span text:style-name="T28_31">materials</text:span><text:span text:style-name="T28_32"><text:s/></text:span><text:span text:style-name="T28_33">and</text:span><text:span text:style-name="T28_34"><text:s/></text:span><text:span text:style-name="T28_35">conduct</text:span><text:span text:style-name="T28_36"><text:s/></text:span><text:span text:style-name="T28_37">a</text:span><text:span text:style-name="T28_38"><text:s/></text:span><text:span text:style-name="T28_39">vote</text:span><text:span text:style-name="T28_40"><text:s/></text:span><text:span text:style-name="T28_41">among</text:span><text:span text:style-name="T28_42"><text:s/></text:span><text:span text:style-name="T28_43">the</text:span><text:span text:style-name="T28_44"><text:s/></text:span><text:span text:style-name="T28_45">board</text:span><text:span text:style-name="T28_46"><text:s/></text:span><text:span text:style-name="T28_47">members</text:span><text:span text:style-name="T28_48"><text:s/></text:span><text:span text:style-name="T28_49">by</text:span><text:span text:style-name="T28_50"><text:s/></text:span><text:span text:style-name="T28_51">email</text:span><text:span text:style-name="T28_52"><text:s/></text:span><text:span text:style-name="T28_53">prior</text:span><text:span text:style-name="T28_54"><text:s/></text:span><text:span text:style-name="T28_55">to</text:span><text:span text:style-name="T28_56"><text:s/></text:span><text:span text:style-name="T28_57">submission</text:span><text:span text:style-name="T28_58"><text:s/></text:span><text:span text:style-name="T28_59">of</text:span><text:span text:style-name="T28_60"><text:s/></text:span><text:span text:style-name="T28_61">the</text:span><text:span text:style-name="T28_62"><text:s/>1023.</text:span></text:p>
      <text:p text:style-name="P29"/>
      <text:p text:style-name="P30"><text:span text:style-name="T30_1"><text:tab/><text:tab/><text:tab/><text:tab/>“</text:span><text:span text:style-name="T30_2">Project</text:span><text:span text:style-name="T30_3"><text:s/></text:span><text:span text:style-name="T30_4">Marilyn</text:span><text:span text:style-name="T30_5">”<text:s/></text:span><text:span text:style-name="T30_6">Discussion</text:span></text:p>
      <text:p text:style-name="P31"><text:span text:style-name="T31_1">Per</text:span><text:span text:style-name="T31_2"><text:s/></text:span><text:span text:style-name="T31_3">request</text:span><text:span text:style-name="T31_4"><text:s/></text:span><text:span text:style-name="T31_5">of</text:span><text:span text:style-name="T31_6"><text:s/></text:span><text:span text:style-name="T31_7">Director</text:span><text:span text:style-name="T31_8"><text:s/></text:span><text:span text:style-name="T31_9">Evan</text:span><text:span text:style-name="T31_10"><text:s/></text:span><text:span text:style-name="T31_11">Lorenz</text:span><text:span text:style-name="T31_12">,<text:s/></text:span><text:span text:style-name="T31_13">a</text:span><text:span text:style-name="T31_14"><text:s/></text:span><text:span text:style-name="T31_15">short</text:span><text:span text:style-name="T31_16"><text:s/></text:span><text:span text:style-name="T31_17">presentation</text:span><text:span text:style-name="T31_18"><text:s/></text:span><text:span text:style-name="T31_19">about</text:span><text:span text:style-name="T31_20"><text:s/></text:span><text:span text:style-name="T31_21">the</text:span><text:span text:style-name="T31_22"><text:s/></text:span><text:span text:style-name="T31_23">scientific</text:span><text:span text:style-name="T31_24"><text:s/></text:span><text:span text:style-name="T31_25">background</text:span><text:span text:style-name="T31_26">,<text:s/></text:span><text:span text:style-name="T31_27">objectives</text:span><text:span text:style-name="T31_28">,<text:s/></text:span><text:span text:style-name="T31_29">and</text:span><text:span text:style-name="T31_30"><text:s/></text:span><text:span text:style-name="T31_31">anticipated</text:span><text:span text:style-name="T31_32"><text:s/></text:span><text:span text:style-name="T31_33">challenges</text:span><text:span text:style-name="T31_34">,<text:s/></text:span><text:span text:style-name="T31_35">of</text:span><text:span text:style-name="T31_36"><text:s/>“</text:span><text:span text:style-name="T31_37">Project</text:span><text:span text:style-name="T31_38"><text:s/></text:span><text:span text:style-name="T31_39">Marilyn</text:span><text:span text:style-name="T31_40">”<text:s/></text:span><text:span text:style-name="T31_41">was</text:span><text:span text:style-name="T31_42"><text:s/></text:span><text:span text:style-name="T31_43">made</text:span><text:span text:style-name="T31_44"><text:s/></text:span><text:span text:style-name="T31_45">by</text:span><text:span text:style-name="T31_46"><text:s/></text:span><text:span text:style-name="T31_47">Isaac</text:span><text:span text:style-name="T31_48"><text:s/></text:span><text:span text:style-name="T31_49">Yonemoto</text:span><text:span text:style-name="T31_50">.</text:span></text:p>
      <text:p text:style-name="P32"/>
      <text:p text:style-name="P33"><text:span text:style-name="T33_1">Since</text:span><text:span text:style-name="T33_2"><text:s/></text:span><text:span text:style-name="T33_3">there</text:span><text:span text:style-name="T33_4"><text:s/></text:span><text:span text:style-name="T33_5">was</text:span><text:span text:style-name="T33_6"><text:s/></text:span><text:span text:style-name="T33_7">no</text:span><text:span text:style-name="T33_8"><text:s/></text:span><text:span text:style-name="T33_9">further</text:span><text:span text:style-name="T33_10"><text:s/></text:span><text:span text:style-name="T33_11">business</text:span><text:span text:style-name="T33_12"><text:s/></text:span><text:span text:style-name="T33_13">to</text:span><text:span text:style-name="T33_14"><text:s/></text:span><text:span text:style-name="T33_15">come</text:span><text:span text:style-name="T33_16"><text:s/></text:span><text:span text:style-name="T33_17">before</text:span><text:span text:style-name="T33_18"><text:s/></text:span><text:span text:style-name="T33_19">the</text:span><text:span text:style-name="T33_20"><text:s/></text:span><text:span text:style-name="T33_21">meeting</text:span><text:span text:style-name="T33_22">,<text:s/></text:span><text:span text:style-name="T33_23">on</text:span><text:span text:style-name="T33_24"><text:s/></text:span><text:span text:style-name="T33_25">motion</text:span><text:span text:style-name="T33_26"><text:s/></text:span><text:span text:style-name="T33_27">duly</text:span><text:span text:style-name="T33_28"><text:s/></text:span><text:span text:style-name="T33_29">made</text:span><text:span text:style-name="T33_30">,<text:s/></text:span><text:span text:style-name="T33_31">the</text:span><text:span text:style-name="T33_32"><text:s/></text:span><text:span text:style-name="T33_33">meeting</text:span><text:span text:style-name="T33_34"><text:s/></text:span><text:span text:style-name="T33_35">was</text:span><text:span text:style-name="T33_36"><text:s/></text:span><text:span text:style-name="T33_37">adjourned</text:span><text:span text:style-name="T33_38">,<text:s/></text:span><text:span text:style-name="T33_39">with</text:span><text:span text:style-name="T33_40"><text:s/></text:span><text:span text:style-name="T33_41">the</text:span><text:span text:style-name="T33_42"><text:s/></text:span><text:span text:style-name="T33_43">next</text:span><text:span text:style-name="T33_44"><text:s/></text:span><text:span text:style-name="T33_45">meeting</text:span><text:span text:style-name="T33_46"><text:s/></text:span><text:span text:style-name="T33_47">on</text:span><text:span text:style-name="T33_48"><text:s/>19<text:s/></text:span><text:span text:style-name="T33_49">December</text:span><text:span text:style-name="T33_50"><text:s/>2012</text:span></text:p>
      <text:p text:style-name="P34"><text:span text:style-name="T34_1">Dated</text:span><text:span text:style-name="T34_2">:<text:s/></text:span><text:span text:style-name="T34_3">19<text:s/></text:span><text:span text:style-name="T34_4">December</text:span><text:span text:style-name="T34_5"><text:s/>2012</text:span><text:span text:style-name="T34_6"><text:s/></text:span></text:p>
      <text:p text:style-name="P35"/>
      <text:p text:style-name="P36"><text:span text:style-name="T36_1">________________________________________________<text:line-break/></text:span><text:span text:style-name="T36_2">Signature</text:span></text:p>
      <text:p text:style-name="P37"><text:span text:style-name="T37_1">Isaac</text:span><text:span text:style-name="T37_2"><text:s/></text:span><text:span text:style-name="T37_3">Yonemoto</text:span><text:span text:style-name="T37_4">,<text:s/></text:span><text:span text:style-name="T37_5">acting</text:span><text:span text:style-name="T37_6"><text:s/></text:span><text:span text:style-name="T37_7">Secretar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.635cm" fo:line-height="150%" fo:margin-top="0.212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3.175cm" fo:padding-right="0cm" fo:margin-right="3.175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bottom="0cm" fo:margin-left="0cm" fo:margin-right="0cm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